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091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453in"/>
    </style:style>
    <style:style style:name="co4" style:family="table-column">
      <style:table-column-properties fo:break-before="auto" style:column-width="1.04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ws" table:style-name="ta1">
        <table:shapes>
          <draw:frame draw:z-index="0" draw:style-name="gr1" draw:text-style-name="P1" svg:width="8.0752in" svg:height="3.4012in" svg:x="5.2846in" svg:y="0.6303in">
            <draw:object draw:notify-on-update-of-ranges="aws.A2:aws.A141 aws.B1:aws.B1 aws.B2:aws.B141 aws.C2:aws.C141 aws.D1:aws.D1 aws.D2:aws.D141 aws.E2:aws.E141 aws.F1:aws.F1 aws.F2:aws.F1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write_pcs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read_pc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write_sync_pcs</text:p>
          </table:table-cell>
          <table:table-cell office:value-type="string" calcext:value-type="string">
            <text:p>write (sync)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20006" calcext:value-type="float">
            <text:p>20006</text:p>
          </table:table-cell>
          <table:table-cell office:value-type="float" office:value="0.69" calcext:value-type="float">
            <text:p>0.69</text:p>
          </table:table-cell>
          <table:table-cell office:value-type="float" office:value="6904" calcext:value-type="float">
            <text:p>6904</text:p>
          </table:table-cell>
          <table:table-cell office:value-type="float" office:value="1.28" calcext:value-type="float">
            <text:p>1.28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21583" calcext:value-type="float">
            <text:p>21583</text:p>
          </table:table-cell>
          <table:table-cell office:value-type="float" office:value="1.41" calcext:value-type="float">
            <text:p>1.41</text:p>
          </table:table-cell>
          <table:table-cell office:value-type="float" office:value="7043" calcext:value-type="float">
            <text:p>7043</text:p>
          </table:table-cell>
          <table:table-cell office:value-type="float" office:value="2.69" calcext:value-type="float">
            <text:p>2.69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22138" calcext:value-type="float">
            <text:p>22138</text:p>
          </table:table-cell>
          <table:table-cell office:value-type="float" office:value="2.12" calcext:value-type="float">
            <text:p>2.12</text:p>
          </table:table-cell>
          <table:table-cell office:value-type="float" office:value="7082" calcext:value-type="float">
            <text:p>7082</text:p>
          </table:table-cell>
          <table:table-cell office:value-type="float" office:value="3.33" calcext:value-type="float">
            <text:p>3.33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20283" calcext:value-type="float">
            <text:p>20283</text:p>
          </table:table-cell>
          <table:table-cell office:value-type="float" office:value="2.84" calcext:value-type="float">
            <text:p>2.84</text:p>
          </table:table-cell>
          <table:table-cell office:value-type="float" office:value="7150" calcext:value-type="float">
            <text:p>7150</text:p>
          </table:table-cell>
          <table:table-cell office:value-type="float" office:value="3.84" calcext:value-type="float">
            <text:p>3.84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21450" calcext:value-type="float">
            <text:p>21450</text:p>
          </table:table-cell>
          <table:table-cell office:value-type="float" office:value="3.55" calcext:value-type="float">
            <text:p>3.55</text:p>
          </table:table-cell>
          <table:table-cell office:value-type="float" office:value="6932" calcext:value-type="float">
            <text:p>6932</text:p>
          </table:table-cell>
          <table:table-cell office:value-type="float" office:value="4.35" calcext:value-type="float">
            <text:p>4.35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21180" calcext:value-type="float">
            <text:p>21180</text:p>
          </table:table-cell>
          <table:table-cell office:value-type="float" office:value="4.25" calcext:value-type="float">
            <text:p>4.25</text:p>
          </table:table-cell>
          <table:table-cell office:value-type="float" office:value="6993" calcext:value-type="float">
            <text:p>6993</text:p>
          </table:table-cell>
          <table:table-cell office:value-type="float" office:value="5.38" calcext:value-type="float">
            <text:p>5.38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22551" calcext:value-type="float">
            <text:p>22551</text:p>
          </table:table-cell>
          <table:table-cell office:value-type="float" office:value="4.98" calcext:value-type="float">
            <text:p>4.98</text:p>
          </table:table-cell>
          <table:table-cell office:value-type="float" office:value="7195" calcext:value-type="float">
            <text:p>7195</text:p>
          </table:table-cell>
          <table:table-cell office:value-type="float" office:value="6.78" calcext:value-type="float">
            <text:p>6.7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20935" calcext:value-type="float">
            <text:p>20935</text:p>
          </table:table-cell>
          <table:table-cell office:value-type="float" office:value="5.71" calcext:value-type="float">
            <text:p>5.71</text:p>
          </table:table-cell>
          <table:table-cell office:value-type="float" office:value="7201" calcext:value-type="float">
            <text:p>7201</text:p>
          </table:table-cell>
          <table:table-cell office:value-type="float" office:value="8.19" calcext:value-type="float">
            <text:p>8.19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20085" calcext:value-type="float">
            <text:p>20085</text:p>
          </table:table-cell>
          <table:table-cell office:value-type="float" office:value="6.43" calcext:value-type="float">
            <text:p>6.43</text:p>
          </table:table-cell>
          <table:table-cell office:value-type="float" office:value="7100" calcext:value-type="float">
            <text:p>7100</text:p>
          </table:table-cell>
          <table:table-cell office:value-type="float" office:value="8.96" calcext:value-type="float">
            <text:p>8.96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1.07" calcext:value-type="float">
            <text:p>21.07</text:p>
          </table:table-cell>
          <table:table-cell office:value-type="float" office:value="19312" calcext:value-type="float">
            <text:p>19312</text:p>
          </table:table-cell>
          <table:table-cell office:value-type="float" office:value="7.14" calcext:value-type="float">
            <text:p>7.14</text:p>
          </table:table-cell>
          <table:table-cell office:value-type="float" office:value="7089" calcext:value-type="float">
            <text:p>7089</text:p>
          </table:table-cell>
          <table:table-cell office:value-type="float" office:value="9.47" calcext:value-type="float">
            <text:p>9.47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18259" calcext:value-type="float">
            <text:p>18259</text:p>
          </table:table-cell>
          <table:table-cell office:value-type="float" office:value="7.86" calcext:value-type="float">
            <text:p>7.86</text:p>
          </table:table-cell>
          <table:table-cell office:value-type="float" office:value="7123" calcext:value-type="float">
            <text:p>7123</text:p>
          </table:table-cell>
          <table:table-cell office:value-type="float" office:value="9.86" calcext:value-type="float">
            <text:p>9.8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float" office:value="22518" calcext:value-type="float">
            <text:p>22518</text:p>
          </table:table-cell>
          <table:table-cell office:value-type="float" office:value="8.59" calcext:value-type="float">
            <text:p>8.59</text:p>
          </table:table-cell>
          <table:table-cell office:value-type="float" office:value="7192" calcext:value-type="float">
            <text:p>7192</text:p>
          </table:table-cell>
          <table:table-cell office:value-type="float" office:value="10.75" calcext:value-type="float">
            <text:p>10.75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7.37" calcext:value-type="float">
            <text:p>27.37</text:p>
          </table:table-cell>
          <table:table-cell office:value-type="float" office:value="22112" calcext:value-type="float">
            <text:p>22112</text:p>
          </table:table-cell>
          <table:table-cell office:value-type="float" office:value="9.31" calcext:value-type="float">
            <text:p>9.31</text:p>
          </table:table-cell>
          <table:table-cell office:value-type="float" office:value="7131" calcext:value-type="float">
            <text:p>7131</text:p>
          </table:table-cell>
          <table:table-cell office:value-type="float" office:value="12.16" calcext:value-type="float">
            <text:p>12.16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29.61" calcext:value-type="float">
            <text:p>29.61</text:p>
          </table:table-cell>
          <table:table-cell office:value-type="float" office:value="22330" calcext:value-type="float">
            <text:p>22330</text:p>
          </table:table-cell>
          <table:table-cell office:value-type="float" office:value="10.02" calcext:value-type="float">
            <text:p>10.02</text:p>
          </table:table-cell>
          <table:table-cell office:value-type="float" office:value="7165" calcext:value-type="float">
            <text:p>7165</text:p>
          </table:table-cell>
          <table:table-cell office:value-type="float" office:value="13.57" calcext:value-type="float">
            <text:p>13.57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31.85" calcext:value-type="float">
            <text:p>31.85</text:p>
          </table:table-cell>
          <table:table-cell office:value-type="float" office:value="22307" calcext:value-type="float">
            <text:p>22307</text:p>
          </table:table-cell>
          <table:table-cell office:value-type="float" office:value="10.74" calcext:value-type="float">
            <text:p>10.74</text:p>
          </table:table-cell>
          <table:table-cell office:value-type="float" office:value="7078" calcext:value-type="float">
            <text:p>7078</text:p>
          </table:table-cell>
          <table:table-cell office:value-type="float" office:value="14.46" calcext:value-type="float">
            <text:p>14.46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33.88" calcext:value-type="float">
            <text:p>33.88</text:p>
          </table:table-cell>
          <table:table-cell office:value-type="float" office:value="20256" calcext:value-type="float">
            <text:p>20256</text:p>
          </table:table-cell>
          <table:table-cell office:value-type="float" office:value="11.46" calcext:value-type="float">
            <text:p>11.46</text:p>
          </table:table-cell>
          <table:table-cell office:value-type="float" office:value="7128" calcext:value-type="float">
            <text:p>7128</text:p>
          </table:table-cell>
          <table:table-cell office:value-type="float" office:value="15.1" calcext:value-type="float">
            <text:p>15.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5.87" calcext:value-type="float">
            <text:p>35.87</text:p>
          </table:table-cell>
          <table:table-cell office:value-type="float" office:value="19777" calcext:value-type="float">
            <text:p>19777</text:p>
          </table:table-cell>
          <table:table-cell office:value-type="float" office:value="12.17" calcext:value-type="float">
            <text:p>12.17</text:p>
          </table:table-cell>
          <table:table-cell office:value-type="float" office:value="7136" calcext:value-type="float">
            <text:p>7136</text:p>
          </table:table-cell>
          <table:table-cell office:value-type="float" office:value="15.62" calcext:value-type="float">
            <text:p>15.62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38.02" calcext:value-type="float">
            <text:p>38.02</text:p>
          </table:table-cell>
          <table:table-cell office:value-type="float" office:value="21448" calcext:value-type="float">
            <text:p>21448</text:p>
          </table:table-cell>
          <table:table-cell office:value-type="float" office:value="12.89" calcext:value-type="float">
            <text:p>12.89</text:p>
          </table:table-cell>
          <table:table-cell office:value-type="float" office:value="7158" calcext:value-type="float">
            <text:p>7158</text:p>
          </table:table-cell>
          <table:table-cell office:value-type="float" office:value="16.26" calcext:value-type="float">
            <text:p>16.26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40.18" calcext:value-type="float">
            <text:p>40.18</text:p>
          </table:table-cell>
          <table:table-cell office:value-type="float" office:value="21588" calcext:value-type="float">
            <text:p>21588</text:p>
          </table:table-cell>
          <table:table-cell office:value-type="float" office:value="13.63" calcext:value-type="float">
            <text:p>13.63</text:p>
          </table:table-cell>
          <table:table-cell office:value-type="float" office:value="7287" calcext:value-type="float">
            <text:p>7287</text:p>
          </table:table-cell>
          <table:table-cell office:value-type="float" office:value="17.66" calcext:value-type="float">
            <text:p>17.66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42.04" calcext:value-type="float">
            <text:p>42.04</text:p>
          </table:table-cell>
          <table:table-cell office:value-type="float" office:value="18556" calcext:value-type="float">
            <text:p>18556</text:p>
          </table:table-cell>
          <table:table-cell office:value-type="float" office:value="14.36" calcext:value-type="float">
            <text:p>14.36</text:p>
          </table:table-cell>
          <table:table-cell office:value-type="float" office:value="7228" calcext:value-type="float">
            <text:p>7228</text:p>
          </table:table-cell>
          <table:table-cell office:value-type="float" office:value="19.07" calcext:value-type="float">
            <text:p>19.07</text:p>
          </table:table-cell>
          <table:table-cell office:value-type="float" office:value="1309" calcext:value-type="float">
            <text:p>1309</text:p>
          </table:table-cell>
        </table:table-row>
        <table:table-row table:style-name="ro1">
          <table:table-cell office:value-type="float" office:value="44.31" calcext:value-type="float">
            <text:p>44.31</text:p>
          </table:table-cell>
          <table:table-cell office:value-type="float" office:value="22687" calcext:value-type="float">
            <text:p>22687</text:p>
          </table:table-cell>
          <table:table-cell office:value-type="float" office:value="15.07" calcext:value-type="float">
            <text:p>15.07</text:p>
          </table:table-cell>
          <table:table-cell office:value-type="float" office:value="6958" calcext:value-type="float">
            <text:p>6958</text:p>
          </table:table-cell>
          <table:table-cell office:value-type="float" office:value="20.1" calcext:value-type="float">
            <text:p>20.1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46.53" calcext:value-type="float">
            <text:p>46.53</text:p>
          </table:table-cell>
          <table:table-cell office:value-type="float" office:value="22027" calcext:value-type="float">
            <text:p>22027</text:p>
          </table:table-cell>
          <table:table-cell office:value-type="float" office:value="15.8" calcext:value-type="float">
            <text:p>15.8</text:p>
          </table:table-cell>
          <table:table-cell office:value-type="float" office:value="7177" calcext:value-type="float">
            <text:p>7177</text:p>
          </table:table-cell>
          <table:table-cell office:value-type="float" office:value="20.48" calcext:value-type="float">
            <text:p>20.4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48.64" calcext:value-type="float">
            <text:p>48.64</text:p>
          </table:table-cell>
          <table:table-cell office:value-type="float" office:value="21107" calcext:value-type="float">
            <text:p>21107</text:p>
          </table:table-cell>
          <table:table-cell office:value-type="float" office:value="16.5" calcext:value-type="float">
            <text:p>16.5</text:p>
          </table:table-cell>
          <table:table-cell office:value-type="float" office:value="7029" calcext:value-type="float">
            <text:p>7029</text:p>
          </table:table-cell>
          <table:table-cell office:value-type="float" office:value="21.12" calcext:value-type="float">
            <text:p>21.1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50.94" calcext:value-type="float">
            <text:p>50.94</text:p>
          </table:table-cell>
          <table:table-cell office:value-type="float" office:value="22925" calcext:value-type="float">
            <text:p>22925</text:p>
          </table:table-cell>
          <table:table-cell office:value-type="float" office:value="17.22" calcext:value-type="float">
            <text:p>17.22</text:p>
          </table:table-cell>
          <table:table-cell office:value-type="float" office:value="7076" calcext:value-type="float">
            <text:p>7076</text:p>
          </table:table-cell>
          <table:table-cell office:value-type="float" office:value="21.63" calcext:value-type="float">
            <text:p>21.6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53.16" calcext:value-type="float">
            <text:p>53.16</text:p>
          </table:table-cell>
          <table:table-cell office:value-type="float" office:value="22116" calcext:value-type="float">
            <text:p>22116</text:p>
          </table:table-cell>
          <table:table-cell office:value-type="float" office:value="17.95" calcext:value-type="float">
            <text:p>17.95</text:p>
          </table:table-cell>
          <table:table-cell office:value-type="float" office:value="7243" calcext:value-type="float">
            <text:p>7243</text:p>
          </table:table-cell>
          <table:table-cell office:value-type="float" office:value="23.04" calcext:value-type="float">
            <text:p>23.04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55.33" calcext:value-type="float">
            <text:p>55.33</text:p>
          </table:table-cell>
          <table:table-cell office:value-type="float" office:value="21694" calcext:value-type="float">
            <text:p>21694</text:p>
          </table:table-cell>
          <table:table-cell office:value-type="float" office:value="18.66" calcext:value-type="float">
            <text:p>18.66</text:p>
          </table:table-cell>
          <table:table-cell office:value-type="float" office:value="7153" calcext:value-type="float">
            <text:p>7153</text:p>
          </table:table-cell>
          <table:table-cell office:value-type="float" office:value="24.45" calcext:value-type="float">
            <text:p>24.45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57.43" calcext:value-type="float">
            <text:p>57.43</text:p>
          </table:table-cell>
          <table:table-cell office:value-type="float" office:value="20976" calcext:value-type="float">
            <text:p>20976</text:p>
          </table:table-cell>
          <table:table-cell office:value-type="float" office:value="19.38" calcext:value-type="float">
            <text:p>19.38</text:p>
          </table:table-cell>
          <table:table-cell office:value-type="float" office:value="7128" calcext:value-type="float">
            <text:p>7128</text:p>
          </table:table-cell>
          <table:table-cell office:value-type="float" office:value="25.73" calcext:value-type="float">
            <text:p>25.73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59.33" calcext:value-type="float">
            <text:p>59.33</text:p>
          </table:table-cell>
          <table:table-cell office:value-type="float" office:value="18937" calcext:value-type="float">
            <text:p>18937</text:p>
          </table:table-cell>
          <table:table-cell office:value-type="float" office:value="20.1" calcext:value-type="float">
            <text:p>20.1</text:p>
          </table:table-cell>
          <table:table-cell office:value-type="float" office:value="7050" calcext:value-type="float">
            <text:p>7050</text:p>
          </table:table-cell>
          <table:table-cell office:value-type="float" office:value="26.11" calcext:value-type="float">
            <text:p>26.11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61.32" calcext:value-type="float">
            <text:p>61.32</text:p>
          </table:table-cell>
          <table:table-cell office:value-type="float" office:value="19956" calcext:value-type="float">
            <text:p>19956</text:p>
          </table:table-cell>
          <table:table-cell office:value-type="float" office:value="20.8" calcext:value-type="float">
            <text:p>20.8</text:p>
          </table:table-cell>
          <table:table-cell office:value-type="float" office:value="6980" calcext:value-type="float">
            <text:p>6980</text:p>
          </table:table-cell>
          <table:table-cell office:value-type="float" office:value="26.88" calcext:value-type="float">
            <text:p>26.88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63.31" calcext:value-type="float">
            <text:p>63.31</text:p>
          </table:table-cell>
          <table:table-cell office:value-type="float" office:value="19767" calcext:value-type="float">
            <text:p>19767</text:p>
          </table:table-cell>
          <table:table-cell office:value-type="float" office:value="21.53" calcext:value-type="float">
            <text:p>21.53</text:p>
          </table:table-cell>
          <table:table-cell office:value-type="float" office:value="7262" calcext:value-type="float">
            <text:p>7262</text:p>
          </table:table-cell>
          <table:table-cell office:value-type="float" office:value="27.39" calcext:value-type="float">
            <text:p>27.39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65.31" calcext:value-type="float">
            <text:p>65.31</text:p>
          </table:table-cell>
          <table:table-cell office:value-type="float" office:value="19936" calcext:value-type="float">
            <text:p>19936</text:p>
          </table:table-cell>
          <table:table-cell office:value-type="float" office:value="22.22" calcext:value-type="float">
            <text:p>22.22</text:p>
          </table:table-cell>
          <table:table-cell office:value-type="float" office:value="6891" calcext:value-type="float">
            <text:p>6891</text:p>
          </table:table-cell>
          <table:table-cell office:value-type="float" office:value="28.8" calcext:value-type="float">
            <text:p>28.8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67.33" calcext:value-type="float">
            <text:p>67.33</text:p>
          </table:table-cell>
          <table:table-cell office:value-type="float" office:value="20122" calcext:value-type="float">
            <text:p>20122</text:p>
          </table:table-cell>
          <table:table-cell office:value-type="float" office:value="22.92" calcext:value-type="float">
            <text:p>22.92</text:p>
          </table:table-cell>
          <table:table-cell office:value-type="float" office:value="7031" calcext:value-type="float">
            <text:p>7031</text:p>
          </table:table-cell>
          <table:table-cell office:value-type="float" office:value="30.21" calcext:value-type="float">
            <text:p>30.21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69.27" calcext:value-type="float">
            <text:p>69.27</text:p>
          </table:table-cell>
          <table:table-cell office:value-type="float" office:value="19339" calcext:value-type="float">
            <text:p>19339</text:p>
          </table:table-cell>
          <table:table-cell office:value-type="float" office:value="23.67" calcext:value-type="float">
            <text:p>23.67</text:p>
          </table:table-cell>
          <table:table-cell office:value-type="float" office:value="7299" calcext:value-type="float">
            <text:p>7299</text:p>
          </table:table-cell>
          <table:table-cell office:value-type="float" office:value="31.23" calcext:value-type="float">
            <text:p>31.23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71.28" calcext:value-type="float">
            <text:p>71.28</text:p>
          </table:table-cell>
          <table:table-cell office:value-type="float" office:value="19999" calcext:value-type="float">
            <text:p>19999</text:p>
          </table:table-cell>
          <table:table-cell office:value-type="float" office:value="24.4" calcext:value-type="float">
            <text:p>24.4</text:p>
          </table:table-cell>
          <table:table-cell office:value-type="float" office:value="7248" calcext:value-type="float">
            <text:p>7248</text:p>
          </table:table-cell>
          <table:table-cell office:value-type="float" office:value="31.74" calcext:value-type="float">
            <text:p>31.74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73.46" calcext:value-type="float">
            <text:p>73.46</text:p>
          </table:table-cell>
          <table:table-cell office:value-type="float" office:value="21645" calcext:value-type="float">
            <text:p>21645</text:p>
          </table:table-cell>
          <table:table-cell office:value-type="float" office:value="25.13" calcext:value-type="float">
            <text:p>25.13</text:p>
          </table:table-cell>
          <table:table-cell office:value-type="float" office:value="7264" calcext:value-type="float">
            <text:p>7264</text:p>
          </table:table-cell>
          <table:table-cell office:value-type="float" office:value="32.51" calcext:value-type="float">
            <text:p>32.5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75.66" calcext:value-type="float">
            <text:p>75.66</text:p>
          </table:table-cell>
          <table:table-cell office:value-type="float" office:value="21941" calcext:value-type="float">
            <text:p>21941</text:p>
          </table:table-cell>
          <table:table-cell office:value-type="float" office:value="25.84" calcext:value-type="float">
            <text:p>25.84</text:p>
          </table:table-cell>
          <table:table-cell office:value-type="float" office:value="7163" calcext:value-type="float">
            <text:p>7163</text:p>
          </table:table-cell>
          <table:table-cell office:value-type="float" office:value="33.15" calcext:value-type="float">
            <text:p>33.15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21328" calcext:value-type="float">
            <text:p>21328</text:p>
          </table:table-cell>
          <table:table-cell office:value-type="float" office:value="26.56" calcext:value-type="float">
            <text:p>26.56</text:p>
          </table:table-cell>
          <table:table-cell office:value-type="float" office:value="7052" calcext:value-type="float">
            <text:p>7052</text:p>
          </table:table-cell>
          <table:table-cell office:value-type="float" office:value="34.56" calcext:value-type="float">
            <text:p>34.56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79.85" calcext:value-type="float">
            <text:p>79.85</text:p>
          </table:table-cell>
          <table:table-cell office:value-type="float" office:value="20409" calcext:value-type="float">
            <text:p>20409</text:p>
          </table:table-cell>
          <table:table-cell office:value-type="float" office:value="27.28" calcext:value-type="float">
            <text:p>27.28</text:p>
          </table:table-cell>
          <table:table-cell office:value-type="float" office:value="7074" calcext:value-type="float">
            <text:p>7074</text:p>
          </table:table-cell>
          <table:table-cell office:value-type="float" office:value="35.97" calcext:value-type="float">
            <text:p>35.97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81.77" calcext:value-type="float">
            <text:p>81.77</text:p>
          </table:table-cell>
          <table:table-cell office:value-type="float" office:value="19028" calcext:value-type="float">
            <text:p>19028</text:p>
          </table:table-cell>
          <table:table-cell office:value-type="float" office:value="28.01" calcext:value-type="float">
            <text:p>28.01</text:p>
          </table:table-cell>
          <table:table-cell office:value-type="float" office:value="7208" calcext:value-type="float">
            <text:p>7208</text:p>
          </table:table-cell>
          <table:table-cell office:value-type="float" office:value="36.86" calcext:value-type="float">
            <text:p>36.86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19307" calcext:value-type="float">
            <text:p>19307</text:p>
          </table:table-cell>
          <table:table-cell office:value-type="float" office:value="28.72" calcext:value-type="float">
            <text:p>28.72</text:p>
          </table:table-cell>
          <table:table-cell office:value-type="float" office:value="7165" calcext:value-type="float">
            <text:p>7165</text:p>
          </table:table-cell>
          <table:table-cell office:value-type="float" office:value="37.38" calcext:value-type="float">
            <text:p>37.38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85.79" calcext:value-type="float">
            <text:p>85.79</text:p>
          </table:table-cell>
          <table:table-cell office:value-type="float" office:value="20844" calcext:value-type="float">
            <text:p>20844</text:p>
          </table:table-cell>
          <table:table-cell office:value-type="float" office:value="29.45" calcext:value-type="float">
            <text:p>29.45</text:p>
          </table:table-cell>
          <table:table-cell office:value-type="float" office:value="7212" calcext:value-type="float">
            <text:p>7212</text:p>
          </table:table-cell>
          <table:table-cell office:value-type="float" office:value="38.14" calcext:value-type="float">
            <text:p>38.1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87.95" calcext:value-type="float">
            <text:p>87.95</text:p>
          </table:table-cell>
          <table:table-cell office:value-type="float" office:value="21610" calcext:value-type="float">
            <text:p>21610</text:p>
          </table:table-cell>
          <table:table-cell office:value-type="float" office:value="30.21" calcext:value-type="float">
            <text:p>30.21</text:p>
          </table:table-cell>
          <table:table-cell office:value-type="float" office:value="7424" calcext:value-type="float">
            <text:p>7424</text:p>
          </table:table-cell>
          <table:table-cell office:value-type="float" office:value="38.78" calcext:value-type="float">
            <text:p>38.78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90.14" calcext:value-type="float">
            <text:p>90.14</text:p>
          </table:table-cell>
          <table:table-cell office:value-type="float" office:value="21777" calcext:value-type="float">
            <text:p>21777</text:p>
          </table:table-cell>
          <table:table-cell office:value-type="float" office:value="30.94" calcext:value-type="float">
            <text:p>30.94</text:p>
          </table:table-cell>
          <table:table-cell office:value-type="float" office:value="7191" calcext:value-type="float">
            <text:p>7191</text:p>
          </table:table-cell>
          <table:table-cell office:value-type="float" office:value="40.19" calcext:value-type="float">
            <text:p>40.19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92.29" calcext:value-type="float">
            <text:p>92.29</text:p>
          </table:table-cell>
          <table:table-cell office:value-type="float" office:value="21385" calcext:value-type="float">
            <text:p>21385</text:p>
          </table:table-cell>
          <table:table-cell office:value-type="float" office:value="31.67" calcext:value-type="float">
            <text:p>31.67</text:p>
          </table:table-cell>
          <table:table-cell office:value-type="float" office:value="7221" calcext:value-type="float">
            <text:p>7221</text:p>
          </table:table-cell>
          <table:table-cell office:value-type="float" office:value="41.6" calcext:value-type="float">
            <text:p>41.6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94.43" calcext:value-type="float">
            <text:p>94.43</text:p>
          </table:table-cell>
          <table:table-cell office:value-type="float" office:value="21286" calcext:value-type="float">
            <text:p>21286</text:p>
          </table:table-cell>
          <table:table-cell office:value-type="float" office:value="32.38" calcext:value-type="float">
            <text:p>32.38</text:p>
          </table:table-cell>
          <table:table-cell office:value-type="float" office:value="7146" calcext:value-type="float">
            <text:p>7146</text:p>
          </table:table-cell>
          <table:table-cell office:value-type="float" office:value="42.5" calcext:value-type="float">
            <text:p>42.5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float" office:value="96.69" calcext:value-type="float">
            <text:p>96.69</text:p>
          </table:table-cell>
          <table:table-cell office:value-type="float" office:value="22570" calcext:value-type="float">
            <text:p>22570</text:p>
          </table:table-cell>
          <table:table-cell office:value-type="float" office:value="33.1" calcext:value-type="float">
            <text:p>33.1</text:p>
          </table:table-cell>
          <table:table-cell office:value-type="float" office:value="7102" calcext:value-type="float">
            <text:p>7102</text:p>
          </table:table-cell>
          <table:table-cell office:value-type="float" office:value="43.14" calcext:value-type="float">
            <text:p>43.14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98.93" calcext:value-type="float">
            <text:p>98.93</text:p>
          </table:table-cell>
          <table:table-cell office:value-type="float" office:value="22316" calcext:value-type="float">
            <text:p>22316</text:p>
          </table:table-cell>
          <table:table-cell office:value-type="float" office:value="33.82" calcext:value-type="float">
            <text:p>33.82</text:p>
          </table:table-cell>
          <table:table-cell office:value-type="float" office:value="7051" calcext:value-type="float">
            <text:p>7051</text:p>
          </table:table-cell>
          <table:table-cell office:value-type="float" office:value="43.9" calcext:value-type="float">
            <text:p>43.9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1879" calcext:value-type="float">
            <text:p>21879</text:p>
          </table:table-cell>
          <table:table-cell office:value-type="float" office:value="34.53" calcext:value-type="float">
            <text:p>34.53</text:p>
          </table:table-cell>
          <table:table-cell office:value-type="float" office:value="7043" calcext:value-type="float">
            <text:p>7043</text:p>
          </table:table-cell>
          <table:table-cell office:value-type="float" office:value="44.54" calcext:value-type="float">
            <text:p>44.5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/>
          <table:table-cell office:value-type="float" office:value="35.25" calcext:value-type="float">
            <text:p>35.25</text:p>
          </table:table-cell>
          <table:table-cell office:value-type="float" office:value="7048" calcext:value-type="float">
            <text:p>7048</text:p>
          </table:table-cell>
          <table:table-cell office:value-type="float" office:value="45.82" calcext:value-type="float">
            <text:p>45.82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table:number-columns-repeated="2"/>
          <table:table-cell office:value-type="float" office:value="35.99" calcext:value-type="float">
            <text:p>35.99</text:p>
          </table:table-cell>
          <table:table-cell office:value-type="float" office:value="7298" calcext:value-type="float">
            <text:p>7298</text:p>
          </table:table-cell>
          <table:table-cell office:value-type="float" office:value="47.23" calcext:value-type="float">
            <text:p>47.23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36.72" calcext:value-type="float">
            <text:p>36.72</text:p>
          </table:table-cell>
          <table:table-cell office:value-type="float" office:value="7256" calcext:value-type="float">
            <text:p>7256</text:p>
          </table:table-cell>
          <table:table-cell office:value-type="float" office:value="48.13" calcext:value-type="float">
            <text:p>48.13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table:number-columns-repeated="2"/>
          <table:table-cell office:value-type="float" office:value="37.45" calcext:value-type="float">
            <text:p>37.45</text:p>
          </table:table-cell>
          <table:table-cell office:value-type="float" office:value="7279" calcext:value-type="float">
            <text:p>7279</text:p>
          </table:table-cell>
          <table:table-cell office:value-type="float" office:value="48.64" calcext:value-type="float">
            <text:p>48.6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table:number-columns-repeated="2"/>
          <table:table-cell office:value-type="float" office:value="38.17" calcext:value-type="float">
            <text:p>38.17</text:p>
          </table:table-cell>
          <table:table-cell office:value-type="float" office:value="7040" calcext:value-type="float">
            <text:p>7040</text:p>
          </table:table-cell>
          <table:table-cell office:value-type="float" office:value="49.28" calcext:value-type="float">
            <text:p>49.28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table:number-columns-repeated="2"/>
          <table:table-cell office:value-type="float" office:value="38.87" calcext:value-type="float">
            <text:p>38.87</text:p>
          </table:table-cell>
          <table:table-cell office:value-type="float" office:value="6969" calcext:value-type="float">
            <text:p>6969</text:p>
          </table:table-cell>
          <table:table-cell office:value-type="float" office:value="49.92" calcext:value-type="float">
            <text:p>49.92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2"/>
          <table:table-cell office:value-type="float" office:value="39.58" calcext:value-type="float">
            <text:p>39.58</text:p>
          </table:table-cell>
          <table:table-cell office:value-type="float" office:value="6942" calcext:value-type="float">
            <text:p>6942</text:p>
          </table:table-cell>
          <table:table-cell office:value-type="float" office:value="50.94" calcext:value-type="float">
            <text:p>50.94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table:number-columns-repeated="2"/>
          <table:table-cell office:value-type="float" office:value="40.31" calcext:value-type="float">
            <text:p>40.31</text:p>
          </table:table-cell>
          <table:table-cell office:value-type="float" office:value="7259" calcext:value-type="float">
            <text:p>7259</text:p>
          </table:table-cell>
          <table:table-cell office:value-type="float" office:value="52.35" calcext:value-type="float">
            <text:p>52.35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41.01" calcext:value-type="float">
            <text:p>41.01</text:p>
          </table:table-cell>
          <table:table-cell office:value-type="float" office:value="6981" calcext:value-type="float">
            <text:p>6981</text:p>
          </table:table-cell>
          <table:table-cell office:value-type="float" office:value="53.38" calcext:value-type="float">
            <text:p>53.38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table:number-columns-repeated="2"/>
          <table:table-cell office:value-type="float" office:value="41.73" calcext:value-type="float">
            <text:p>41.73</text:p>
          </table:table-cell>
          <table:table-cell office:value-type="float" office:value="7065" calcext:value-type="float">
            <text:p>7065</text:p>
          </table:table-cell>
          <table:table-cell office:value-type="float" office:value="54.27" calcext:value-type="float">
            <text:p>54.27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table:number-columns-repeated="2"/>
          <table:table-cell office:value-type="float" office:value="42.44" calcext:value-type="float">
            <text:p>42.44</text:p>
          </table:table-cell>
          <table:table-cell office:value-type="float" office:value="7145" calcext:value-type="float">
            <text:p>7145</text:p>
          </table:table-cell>
          <table:table-cell office:value-type="float" office:value="54.91" calcext:value-type="float">
            <text:p>54.91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table:number-columns-repeated="2"/>
          <table:table-cell office:value-type="float" office:value="43.17" calcext:value-type="float">
            <text:p>43.17</text:p>
          </table:table-cell>
          <table:table-cell office:value-type="float" office:value="7206" calcext:value-type="float">
            <text:p>7206</text:p>
          </table:table-cell>
          <table:table-cell office:value-type="float" office:value="55.55" calcext:value-type="float">
            <text:p>55.55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table:number-columns-repeated="2"/>
          <table:table-cell office:value-type="float" office:value="43.9" calcext:value-type="float">
            <text:p>43.9</text:p>
          </table:table-cell>
          <table:table-cell office:value-type="float" office:value="7263" calcext:value-type="float">
            <text:p>7263</text:p>
          </table:table-cell>
          <table:table-cell office:value-type="float" office:value="56.58" calcext:value-type="float">
            <text:p>56.58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number-columns-repeated="2"/>
          <table:table-cell office:value-type="float" office:value="44.65" calcext:value-type="float">
            <text:p>44.65</text:p>
          </table:table-cell>
          <table:table-cell office:value-type="float" office:value="7385" calcext:value-type="float">
            <text:p>7385</text:p>
          </table:table-cell>
          <table:table-cell office:value-type="float" office:value="57.98" calcext:value-type="float">
            <text:p>57.98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table:number-columns-repeated="2"/>
          <table:table-cell office:value-type="float" office:value="45.38" calcext:value-type="float">
            <text:p>45.38</text:p>
          </table:table-cell>
          <table:table-cell office:value-type="float" office:value="7218" calcext:value-type="float">
            <text:p>7218</text:p>
          </table:table-cell>
          <table:table-cell office:value-type="float" office:value="59.01" calcext:value-type="float">
            <text:p>59.01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number-columns-repeated="2"/>
          <table:table-cell office:value-type="float" office:value="46.11" calcext:value-type="float">
            <text:p>46.11</text:p>
          </table:table-cell>
          <table:table-cell office:value-type="float" office:value="7223" calcext:value-type="float">
            <text:p>7223</text:p>
          </table:table-cell>
          <table:table-cell office:value-type="float" office:value="60.03" calcext:value-type="float">
            <text:p>60.03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table:number-columns-repeated="2"/>
          <table:table-cell office:value-type="float" office:value="46.82" calcext:value-type="float">
            <text:p>46.82</text:p>
          </table:table-cell>
          <table:table-cell office:value-type="float" office:value="7081" calcext:value-type="float">
            <text:p>7081</text:p>
          </table:table-cell>
          <table:table-cell office:value-type="float" office:value="60.54" calcext:value-type="float">
            <text:p>60.54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2"/>
          <table:table-cell office:value-type="float" office:value="47.56" calcext:value-type="float">
            <text:p>47.56</text:p>
          </table:table-cell>
          <table:table-cell office:value-type="float" office:value="7360" calcext:value-type="float">
            <text:p>7360</text:p>
          </table:table-cell>
          <table:table-cell office:value-type="float" office:value="61.31" calcext:value-type="float">
            <text:p>61.3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table:number-columns-repeated="2"/>
          <table:table-cell office:value-type="float" office:value="48.27" calcext:value-type="float">
            <text:p>48.27</text:p>
          </table:table-cell>
          <table:table-cell office:value-type="float" office:value="7001" calcext:value-type="float">
            <text:p>7001</text:p>
          </table:table-cell>
          <table:table-cell office:value-type="float" office:value="62.21" calcext:value-type="float">
            <text:p>62.2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table:number-columns-repeated="2"/>
          <table:table-cell office:value-type="float" office:value="48.97" calcext:value-type="float">
            <text:p>48.97</text:p>
          </table:table-cell>
          <table:table-cell office:value-type="float" office:value="6956" calcext:value-type="float">
            <text:p>6956</text:p>
          </table:table-cell>
          <table:table-cell office:value-type="float" office:value="63.62" calcext:value-type="float">
            <text:p>63.62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table:number-columns-repeated="2"/>
          <table:table-cell office:value-type="float" office:value="49.68" calcext:value-type="float">
            <text:p>49.68</text:p>
          </table:table-cell>
          <table:table-cell office:value-type="float" office:value="6960" calcext:value-type="float">
            <text:p>6960</text:p>
          </table:table-cell>
          <table:table-cell office:value-type="float" office:value="64.64" calcext:value-type="float">
            <text:p>64.64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table:number-columns-repeated="2"/>
          <table:table-cell office:value-type="float" office:value="50.38" calcext:value-type="float">
            <text:p>50.38</text:p>
          </table:table-cell>
          <table:table-cell office:value-type="float" office:value="6934" calcext:value-type="float">
            <text:p>6934</text:p>
          </table:table-cell>
          <table:table-cell office:value-type="float" office:value="65.79" calcext:value-type="float">
            <text:p>65.79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table:number-columns-repeated="2"/>
          <table:table-cell office:value-type="float" office:value="51.11" calcext:value-type="float">
            <text:p>51.11</text:p>
          </table:table-cell>
          <table:table-cell office:value-type="float" office:value="7278" calcext:value-type="float">
            <text:p>7278</text:p>
          </table:table-cell>
          <table:table-cell office:value-type="float" office:value="66.56" calcext:value-type="float">
            <text:p>66.56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table:number-columns-repeated="2"/>
          <table:table-cell office:value-type="float" office:value="51.83" calcext:value-type="float">
            <text:p>51.83</text:p>
          </table:table-cell>
          <table:table-cell office:value-type="float" office:value="7095" calcext:value-type="float">
            <text:p>7095</text:p>
          </table:table-cell>
          <table:table-cell office:value-type="float" office:value="67.2" calcext:value-type="float">
            <text:p>67.2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table:number-columns-repeated="2"/>
          <table:table-cell office:value-type="float" office:value="52.53" calcext:value-type="float">
            <text:p>52.53</text:p>
          </table:table-cell>
          <table:table-cell office:value-type="float" office:value="6977" calcext:value-type="float">
            <text:p>6977</text:p>
          </table:table-cell>
          <table:table-cell office:value-type="float" office:value="68.48" calcext:value-type="float">
            <text:p>68.48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table:number-columns-repeated="2"/>
          <table:table-cell office:value-type="float" office:value="53.24" calcext:value-type="float">
            <text:p>53.24</text:p>
          </table:table-cell>
          <table:table-cell office:value-type="float" office:value="6945" calcext:value-type="float">
            <text:p>6945</text:p>
          </table:table-cell>
          <table:table-cell office:value-type="float" office:value="69.89" calcext:value-type="float">
            <text:p>69.89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table:number-columns-repeated="2"/>
          <table:table-cell office:value-type="float" office:value="53.93" calcext:value-type="float">
            <text:p>53.93</text:p>
          </table:table-cell>
          <table:table-cell office:value-type="float" office:value="6902" calcext:value-type="float">
            <text:p>6902</text:p>
          </table:table-cell>
          <table:table-cell office:value-type="float" office:value="70.66" calcext:value-type="float">
            <text:p>70.66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table:number-columns-repeated="2"/>
          <table:table-cell office:value-type="float" office:value="54.63" calcext:value-type="float">
            <text:p>54.63</text:p>
          </table:table-cell>
          <table:table-cell office:value-type="float" office:value="7005" calcext:value-type="float">
            <text:p>7005</text:p>
          </table:table-cell>
          <table:table-cell office:value-type="float" office:value="71.55" calcext:value-type="float">
            <text:p>71.55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table:number-columns-repeated="2"/>
          <table:table-cell office:value-type="float" office:value="55.35" calcext:value-type="float">
            <text:p>55.35</text:p>
          </table:table-cell>
          <table:table-cell office:value-type="float" office:value="7083" calcext:value-type="float">
            <text:p>7083</text:p>
          </table:table-cell>
          <table:table-cell office:value-type="float" office:value="72.06" calcext:value-type="float">
            <text:p>72.06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table:number-columns-repeated="2"/>
          <table:table-cell office:value-type="float" office:value="56.06" calcext:value-type="float">
            <text:p>56.06</text:p>
          </table:table-cell>
          <table:table-cell office:value-type="float" office:value="7069" calcext:value-type="float">
            <text:p>7069</text:p>
          </table:table-cell>
          <table:table-cell office:value-type="float" office:value="72.7" calcext:value-type="float">
            <text:p>72.7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table:number-columns-repeated="2"/>
          <table:table-cell office:value-type="float" office:value="56.78" calcext:value-type="float">
            <text:p>56.78</text:p>
          </table:table-cell>
          <table:table-cell office:value-type="float" office:value="7114" calcext:value-type="float">
            <text:p>7114</text:p>
          </table:table-cell>
          <table:table-cell office:value-type="float" office:value="73.98" calcext:value-type="float">
            <text:p>73.98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table:number-columns-repeated="2"/>
          <table:table-cell office:value-type="float" office:value="57.51" calcext:value-type="float">
            <text:p>57.51</text:p>
          </table:table-cell>
          <table:table-cell office:value-type="float" office:value="7265" calcext:value-type="float">
            <text:p>7265</text:p>
          </table:table-cell>
          <table:table-cell office:value-type="float" office:value="75.39" calcext:value-type="float">
            <text:p>75.39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table:number-columns-repeated="2"/>
          <table:table-cell office:value-type="float" office:value="58.24" calcext:value-type="float">
            <text:p>58.24</text:p>
          </table:table-cell>
          <table:table-cell office:value-type="float" office:value="7180" calcext:value-type="float">
            <text:p>7180</text:p>
          </table:table-cell>
          <table:table-cell office:value-type="float" office:value="76.42" calcext:value-type="float">
            <text:p>76.42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table:number-columns-repeated="2"/>
          <table:table-cell office:value-type="float" office:value="58.98" calcext:value-type="float">
            <text:p>58.98</text:p>
          </table:table-cell>
          <table:table-cell office:value-type="float" office:value="7358" calcext:value-type="float">
            <text:p>7358</text:p>
          </table:table-cell>
          <table:table-cell office:value-type="float" office:value="77.31" calcext:value-type="float">
            <text:p>77.3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table:number-columns-repeated="2"/>
          <table:table-cell office:value-type="float" office:value="59.72" calcext:value-type="float">
            <text:p>59.72</text:p>
          </table:table-cell>
          <table:table-cell office:value-type="float" office:value="7303" calcext:value-type="float">
            <text:p>7303</text:p>
          </table:table-cell>
          <table:table-cell office:value-type="float" office:value="77.95" calcext:value-type="float">
            <text:p>77.95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table:number-columns-repeated="2"/>
          <table:table-cell office:value-type="float" office:value="60.45" calcext:value-type="float">
            <text:p>60.45</text:p>
          </table:table-cell>
          <table:table-cell office:value-type="float" office:value="7196" calcext:value-type="float">
            <text:p>7196</text:p>
          </table:table-cell>
          <table:table-cell office:value-type="float" office:value="78.59" calcext:value-type="float">
            <text:p>78.59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table:number-columns-repeated="2"/>
          <table:table-cell office:value-type="float" office:value="61.17" calcext:value-type="float">
            <text:p>61.17</text:p>
          </table:table-cell>
          <table:table-cell office:value-type="float" office:value="7076" calcext:value-type="float">
            <text:p>7076</text:p>
          </table:table-cell>
          <table:table-cell office:value-type="float" office:value="80" calcext:value-type="float">
            <text:p>80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table:number-columns-repeated="2"/>
          <table:table-cell office:value-type="float" office:value="61.88" calcext:value-type="float">
            <text:p>61.88</text:p>
          </table:table-cell>
          <table:table-cell office:value-type="float" office:value="7017" calcext:value-type="float">
            <text:p>7017</text:p>
          </table:table-cell>
          <table:table-cell office:value-type="float" office:value="81.41" calcext:value-type="float">
            <text:p>81.41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table:number-columns-repeated="2"/>
          <table:table-cell office:value-type="float" office:value="62.59" calcext:value-type="float">
            <text:p>62.59</text:p>
          </table:table-cell>
          <table:table-cell office:value-type="float" office:value="7054" calcext:value-type="float">
            <text:p>7054</text:p>
          </table:table-cell>
          <table:table-cell office:value-type="float" office:value="82.69" calcext:value-type="float">
            <text:p>82.69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number-columns-repeated="2"/>
          <table:table-cell office:value-type="float" office:value="63.31" calcext:value-type="float">
            <text:p>63.31</text:p>
          </table:table-cell>
          <table:table-cell office:value-type="float" office:value="7102" calcext:value-type="float">
            <text:p>7102</text:p>
          </table:table-cell>
          <table:table-cell office:value-type="float" office:value="83.07" calcext:value-type="float">
            <text:p>83.07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table:number-columns-repeated="2"/>
          <table:table-cell office:value-type="float" office:value="64.01" calcext:value-type="float">
            <text:p>64.01</text:p>
          </table:table-cell>
          <table:table-cell office:value-type="float" office:value="7024" calcext:value-type="float">
            <text:p>7024</text:p>
          </table:table-cell>
          <table:table-cell office:value-type="float" office:value="83.71" calcext:value-type="float">
            <text:p>83.71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table:number-columns-repeated="2"/>
          <table:table-cell office:value-type="float" office:value="64.72" calcext:value-type="float">
            <text:p>64.72</text:p>
          </table:table-cell>
          <table:table-cell office:value-type="float" office:value="7009" calcext:value-type="float">
            <text:p>7009</text:p>
          </table:table-cell>
          <table:table-cell office:value-type="float" office:value="84.61" calcext:value-type="float">
            <text:p>84.61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table:number-columns-repeated="2"/>
          <table:table-cell office:value-type="float" office:value="65.42" calcext:value-type="float">
            <text:p>65.42</text:p>
          </table:table-cell>
          <table:table-cell office:value-type="float" office:value="6960" calcext:value-type="float">
            <text:p>6960</text:p>
          </table:table-cell>
          <table:table-cell office:value-type="float" office:value="86.02" calcext:value-type="float">
            <text:p>86.02</text:p>
          </table:table-cell>
          <table:table-cell office:value-type="float" office:value="1319" calcext:value-type="float">
            <text:p>1319</text:p>
          </table:table-cell>
        </table:table-row>
        <table:table-row table:style-name="ro1">
          <table:table-cell table:number-columns-repeated="2"/>
          <table:table-cell office:value-type="float" office:value="66.14" calcext:value-type="float">
            <text:p>66.14</text:p>
          </table:table-cell>
          <table:table-cell office:value-type="float" office:value="7145" calcext:value-type="float">
            <text:p>7145</text:p>
          </table:table-cell>
          <table:table-cell office:value-type="float" office:value="87.3" calcext:value-type="float">
            <text:p>87.3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table:number-columns-repeated="2"/>
          <table:table-cell office:value-type="float" office:value="66.85" calcext:value-type="float">
            <text:p>66.85</text:p>
          </table:table-cell>
          <table:table-cell office:value-type="float" office:value="7142" calcext:value-type="float">
            <text:p>7142</text:p>
          </table:table-cell>
          <table:table-cell office:value-type="float" office:value="88.45" calcext:value-type="float">
            <text:p>88.45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table:number-columns-repeated="2"/>
          <table:table-cell office:value-type="float" office:value="67.56" calcext:value-type="float">
            <text:p>67.56</text:p>
          </table:table-cell>
          <table:table-cell office:value-type="float" office:value="6999" calcext:value-type="float">
            <text:p>6999</text:p>
          </table:table-cell>
          <table:table-cell office:value-type="float" office:value="88.96" calcext:value-type="float">
            <text:p>88.96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table:number-columns-repeated="2"/>
          <table:table-cell office:value-type="float" office:value="68.26" calcext:value-type="float">
            <text:p>68.26</text:p>
          </table:table-cell>
          <table:table-cell office:value-type="float" office:value="7023" calcext:value-type="float">
            <text:p>7023</text:p>
          </table:table-cell>
          <table:table-cell office:value-type="float" office:value="89.73" calcext:value-type="float">
            <text:p>89.73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table:number-columns-repeated="2"/>
          <table:table-cell office:value-type="float" office:value="68.97" calcext:value-type="float">
            <text:p>68.97</text:p>
          </table:table-cell>
          <table:table-cell office:value-type="float" office:value="6926" calcext:value-type="float">
            <text:p>6926</text:p>
          </table:table-cell>
          <table:table-cell office:value-type="float" office:value="91.01" calcext:value-type="float">
            <text:p>91.01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table:number-columns-repeated="2"/>
          <table:table-cell office:value-type="float" office:value="69.68" calcext:value-type="float">
            <text:p>69.68</text:p>
          </table:table-cell>
          <table:table-cell office:value-type="float" office:value="7050" calcext:value-type="float">
            <text:p>7050</text:p>
          </table:table-cell>
          <table:table-cell office:value-type="float" office:value="92.42" calcext:value-type="float">
            <text:p>92.42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table:number-columns-repeated="2"/>
          <table:table-cell office:value-type="float" office:value="70.39" calcext:value-type="float">
            <text:p>70.39</text:p>
          </table:table-cell>
          <table:table-cell office:value-type="float" office:value="6947" calcext:value-type="float">
            <text:p>6947</text:p>
          </table:table-cell>
          <table:table-cell office:value-type="float" office:value="93.31" calcext:value-type="float">
            <text:p>93.31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table:number-columns-repeated="2"/>
          <table:table-cell office:value-type="float" office:value="71.09" calcext:value-type="float">
            <text:p>71.09</text:p>
          </table:table-cell>
          <table:table-cell office:value-type="float" office:value="6957" calcext:value-type="float">
            <text:p>6957</text:p>
          </table:table-cell>
          <table:table-cell office:value-type="float" office:value="94.21" calcext:value-type="float">
            <text:p>94.21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table:number-columns-repeated="2"/>
          <table:table-cell office:value-type="float" office:value="71.8" calcext:value-type="float">
            <text:p>71.8</text:p>
          </table:table-cell>
          <table:table-cell office:value-type="float" office:value="6960" calcext:value-type="float">
            <text:p>6960</text:p>
          </table:table-cell>
          <table:table-cell office:value-type="float" office:value="94.72" calcext:value-type="float">
            <text:p>94.72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table:number-columns-repeated="2"/>
          <table:table-cell office:value-type="float" office:value="72.5" calcext:value-type="float">
            <text:p>72.5</text:p>
          </table:table-cell>
          <table:table-cell office:value-type="float" office:value="6979" calcext:value-type="float">
            <text:p>6979</text:p>
          </table:table-cell>
          <table:table-cell office:value-type="float" office:value="95.36" calcext:value-type="float">
            <text:p>95.36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/>
          <table:table-cell office:value-type="float" office:value="73.22" calcext:value-type="float">
            <text:p>73.22</text:p>
          </table:table-cell>
          <table:table-cell office:value-type="float" office:value="7137" calcext:value-type="float">
            <text:p>7137</text:p>
          </table:table-cell>
          <table:table-cell office:value-type="float" office:value="96.77" calcext:value-type="float">
            <text:p>96.77</text:p>
          </table:table-cell>
          <table:table-cell office:value-type="float" office:value="1323" calcext:value-type="float">
            <text:p>1323</text:p>
          </table:table-cell>
        </table:table-row>
        <table:table-row table:style-name="ro1">
          <table:table-cell table:number-columns-repeated="2"/>
          <table:table-cell office:value-type="float" office:value="73.93" calcext:value-type="float">
            <text:p>73.93</text:p>
          </table:table-cell>
          <table:table-cell office:value-type="float" office:value="7076" calcext:value-type="float">
            <text:p>7076</text:p>
          </table:table-cell>
          <table:table-cell office:value-type="float" office:value="98.18" calcext:value-type="float">
            <text:p>98.18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2"/>
          <table:table-cell office:value-type="float" office:value="74.64" calcext:value-type="float">
            <text:p>74.64</text:p>
          </table:table-cell>
          <table:table-cell office:value-type="float" office:value="7012" calcext:value-type="float">
            <text:p>7012</text:p>
          </table:table-cell>
          <table:table-cell office:value-type="float" office:value="99.07" calcext:value-type="float">
            <text:p>99.07</text:p>
          </table:table-cell>
          <table:table-cell office:value-type="float" office:value="888" calcext:value-type="float">
            <text:p>888</text:p>
          </table:table-cell>
        </table:table-row>
        <table:table-row table:style-name="ro1">
          <table:table-cell table:number-columns-repeated="2"/>
          <table:table-cell office:value-type="float" office:value="75.34" calcext:value-type="float">
            <text:p>75.34</text:p>
          </table:table-cell>
          <table:table-cell office:value-type="float" office:value="7030" calcext:value-type="float">
            <text:p>7030</text:p>
          </table:table-cell>
          <table:table-cell office:value-type="float" office:value="99.97" calcext:value-type="float">
            <text:p>99.97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table:number-columns-repeated="2"/>
          <table:table-cell office:value-type="float" office:value="76.06" calcext:value-type="float">
            <text:p>76.06</text:p>
          </table:table-cell>
          <table:table-cell office:value-type="float" office:value="7063" calcext:value-type="float">
            <text:p>7063</text:p>
          </table:table-cell>
          <table:table-cell office:value-type="float" office:value="100" calcext:value-type="float">
            <text:p>100</text:p>
          </table:table-cell>
          <table:table-cell office:value-type="float" office:value="1321" calcext:value-type="float">
            <text:p>1321</text:p>
          </table:table-cell>
        </table:table-row>
        <table:table-row table:style-name="ro1">
          <table:table-cell table:number-columns-repeated="2"/>
          <table:table-cell office:value-type="float" office:value="76.76" calcext:value-type="float">
            <text:p>76.76</text:p>
          </table:table-cell>
          <table:table-cell office:value-type="float" office:value="7023" calcext:value-type="float">
            <text:p>70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.47" calcext:value-type="float">
            <text:p>77.47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.18" calcext:value-type="float">
            <text:p>78.18</text:p>
          </table:table-cell>
          <table:table-cell office:value-type="float" office:value="7058" calcext:value-type="float">
            <text:p>70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.9" calcext:value-type="float">
            <text:p>78.9</text:p>
          </table:table-cell>
          <table:table-cell office:value-type="float" office:value="7097" calcext:value-type="float">
            <text:p>709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.62" calcext:value-type="float">
            <text:p>79.62</text:p>
          </table:table-cell>
          <table:table-cell office:value-type="float" office:value="7112" calcext:value-type="float">
            <text:p>71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.32" calcext:value-type="float">
            <text:p>80.32</text:p>
          </table:table-cell>
          <table:table-cell office:value-type="float" office:value="6989" calcext:value-type="float">
            <text:p>69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.02" calcext:value-type="float">
            <text:p>81.02</text:p>
          </table:table-cell>
          <table:table-cell office:value-type="float" office:value="6958" calcext:value-type="float">
            <text:p>695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.73" calcext:value-type="float">
            <text:p>81.73</text:p>
          </table:table-cell>
          <table:table-cell office:value-type="float" office:value="7012" calcext:value-type="float">
            <text:p>7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.43" calcext:value-type="float">
            <text:p>82.43</text:p>
          </table:table-cell>
          <table:table-cell office:value-type="float" office:value="6974" calcext:value-type="float">
            <text:p>69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.14" calcext:value-type="float">
            <text:p>83.14</text:p>
          </table:table-cell>
          <table:table-cell office:value-type="float" office:value="7015" calcext:value-type="float">
            <text:p>7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.84" calcext:value-type="float">
            <text:p>83.84</text:p>
          </table:table-cell>
          <table:table-cell office:value-type="float" office:value="7015" calcext:value-type="float">
            <text:p>70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.54" calcext:value-type="float">
            <text:p>84.54</text:p>
          </table:table-cell>
          <table:table-cell office:value-type="float" office:value="6945" calcext:value-type="float">
            <text:p>69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.25" calcext:value-type="float">
            <text:p>85.25</text:p>
          </table:table-cell>
          <table:table-cell office:value-type="float" office:value="7017" calcext:value-type="float">
            <text:p>701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.95" calcext:value-type="float">
            <text:p>85.95</text:p>
          </table:table-cell>
          <table:table-cell office:value-type="float" office:value="7024" calcext:value-type="float">
            <text:p>70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.66" calcext:value-type="float">
            <text:p>86.66</text:p>
          </table:table-cell>
          <table:table-cell office:value-type="float" office:value="7004" calcext:value-type="float">
            <text:p>7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.37" calcext:value-type="float">
            <text:p>87.37</text:p>
          </table:table-cell>
          <table:table-cell office:value-type="float" office:value="7057" calcext:value-type="float">
            <text:p>70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.09" calcext:value-type="float">
            <text:p>88.09</text:p>
          </table:table-cell>
          <table:table-cell office:value-type="float" office:value="7101" calcext:value-type="float">
            <text:p>710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.81" calcext:value-type="float">
            <text:p>88.81</text:p>
          </table:table-cell>
          <table:table-cell office:value-type="float" office:value="7084" calcext:value-type="float">
            <text:p>708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.51" calcext:value-type="float">
            <text:p>89.51</text:p>
          </table:table-cell>
          <table:table-cell office:value-type="float" office:value="6942" calcext:value-type="float">
            <text:p>69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.23" calcext:value-type="float">
            <text:p>90.23</text:p>
          </table:table-cell>
          <table:table-cell office:value-type="float" office:value="7103" calcext:value-type="float">
            <text:p>71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.93" calcext:value-type="float">
            <text:p>90.93</text:p>
          </table:table-cell>
          <table:table-cell office:value-type="float" office:value="7012" calcext:value-type="float">
            <text:p>70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.64" calcext:value-type="float">
            <text:p>91.64</text:p>
          </table:table-cell>
          <table:table-cell office:value-type="float" office:value="6972" calcext:value-type="float">
            <text:p>69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.34" calcext:value-type="float">
            <text:p>92.34</text:p>
          </table:table-cell>
          <table:table-cell office:value-type="float" office:value="7034" calcext:value-type="float">
            <text:p>70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.07" calcext:value-type="float">
            <text:p>93.07</text:p>
          </table:table-cell>
          <table:table-cell office:value-type="float" office:value="7253" calcext:value-type="float">
            <text:p>72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.77" calcext:value-type="float">
            <text:p>93.77</text:p>
          </table:table-cell>
          <table:table-cell office:value-type="float" office:value="6939" calcext:value-type="float">
            <text:p>69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.49" calcext:value-type="float">
            <text:p>94.49</text:p>
          </table:table-cell>
          <table:table-cell office:value-type="float" office:value="7095" calcext:value-type="float">
            <text:p>70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.21" calcext:value-type="float">
            <text:p>95.21</text:p>
          </table:table-cell>
          <table:table-cell office:value-type="float" office:value="7099" calcext:value-type="float">
            <text:p>70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.9" calcext:value-type="float">
            <text:p>95.9</text:p>
          </table:table-cell>
          <table:table-cell office:value-type="float" office:value="6900" calcext:value-type="float">
            <text:p>69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.6" calcext:value-type="float">
            <text:p>96.6</text:p>
          </table:table-cell>
          <table:table-cell office:value-type="float" office:value="7034" calcext:value-type="float">
            <text:p>703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.32" calcext:value-type="float">
            <text:p>97.32</text:p>
          </table:table-cell>
          <table:table-cell office:value-type="float" office:value="7036" calcext:value-type="float">
            <text:p>7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.04" calcext:value-type="float">
            <text:p>98.04</text:p>
          </table:table-cell>
          <table:table-cell office:value-type="float" office:value="7094" calcext:value-type="float">
            <text:p>709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.76" calcext:value-type="float">
            <text:p>98.76</text:p>
          </table:table-cell>
          <table:table-cell office:value-type="float" office:value="7203" calcext:value-type="float">
            <text:p>7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.51" calcext:value-type="float">
            <text:p>99.51</text:p>
          </table:table-cell>
          <table:table-cell office:value-type="float" office:value="7363" calcext:value-type="float">
            <text:p>736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167" calcext:value-type="float">
            <text:p>71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0" number:min-integer-digits="1"/>
      <number:text> %</number:text>
    </number:percentage-style>
    <number:number-style style:name="N122">
      <number:number number:decimal-places="0" number:min-integer-digits="1"/>
      <number:text> %</number:text>
    </number:number-style>
    <number:number-style style:name="N123">
      <number:number number:decimal-places="0" number:min-integer-digits="1"/>
      <number:text>%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09:59:38.678239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10:03:06.088995182</dc:date>
    <meta:editing-duration>PT1H21M1S</meta:editing-duration>
    <meta:editing-cycles>13</meta:editing-cycles>
    <meta:generator>LibreOffice/4.3.3.2$Linux_X86_64 LibreOffice_project/430m0$Build-2</meta:generator>
    <meta:document-statistic meta:table-count="1" meta:cell-count="5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23">
      <number:number number:decimal-places="0" number:min-integer-digits="1"/>
      <number:text>%</number:text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3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eeeeee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7" style:family="chart" style:data-style-name="N3">
      <style:chart-properties chart:display-label="true" chart:tick-marks-minor-inner="false" chart:tick-marks-minor-outer="true" chart:logarithmic="false" chart:origin="0" chart:interval-minor-divisor="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display-label="true" chart:tick-marks-major-inner="false" chart:tick-marks-major-outer="false" chart:logarithmic="false" chart:reverse-direction="false" text:line-break="false" chart:link-data-style-to-source="true" chart:axis-position="end"/>
      <style:graphic-properties svg:stroke-color="#b3b3b3"/>
      <style:text-properties fo:color="#ffffff" fo:font-size="2pt" style:font-size-asian="10pt" style:font-size-complex="10pt"/>
    </style:style>
    <style:style style:name="ch9" style:family="chart" style:data-style-name="N3">
      <style:chart-properties chart:symbol-type="none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3">
      <style:chart-properties chart:symbol-type="none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true"/>
      <style:graphic-properties svg:stroke-width="0.051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12cm" svg:height="8.64cm" xlink:href=".." xlink:type="simple" chart:class="chart:scatter" chart:style-name="ch1">
        <chart:legend svg:x="17.106cm" svg:y="3.555cm" style:legend-expansion="custom" chartooo:width="3.263cm" chartooo:height="1.53cm" style:legend-expansion-aspect-ratio="2.13267973856209" chart:style-name="ch2"/>
        <chart:plot-area chart:style-name="ch3" table:cell-range-address="aws.A2:aws.B141 aws.B1:aws.B1 aws.D1:aws.D141 aws.F1:aws.F141" chart:data-source-has-labels="row" svg:x="0.535cm" svg:y="0.164cm" svg:width="16.735cm" svg:height="8.327cm">
          <chartooo:coordinate-region svg:x="1.884cm" svg:y="0.364cm" svg:width="14.928cm" svg:height="7.48cm"/>
          <chart:axis chart:dimension="x" chart:name="primary-x" chart:style-name="ch4"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style-name="ch5" chart:class="major"/>
          </chart:axis>
          <chart:axis chart:dimension="y" chart:name="secondary-y" chart:style-name="ch8"/>
          <chart:series chart:attached-axis="primary-y" chart:style-name="ch9" chart:values-cell-range-address="aws.B2:aws.B141" chart:label-cell-address="aws.B1:aws.B1" chart:class="chart:scatter">
            <chart:domain table:cell-range-address="aws.A2:aws.A141"/>
            <chart:data-point chart:repeated="140"/>
          </chart:series>
          <chart:series chart:attached-axis="primary-y" chart:style-name="ch10" chart:values-cell-range-address="aws.D2:aws.D141" chart:label-cell-address="aws.D1:aws.D1" chart:class="chart:scatter">
            <chart:domain table:cell-range-address="aws.C2:aws.C141"/>
            <chart:data-point chart:repeated="140"/>
          </chart:series>
          <chart:series chart:attached-axis="primary-y" chart:style-name="ch11" chart:values-cell-range-address="aws.F2:aws.F141" chart:label-cell-address="aws.F1:aws.F1" chart:class="chart:scatter">
            <chart:domain table:cell-range-address="aws.E2:aws.E141"/>
            <chart:data-point chart:repeated="1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rite</text:p>
                <draw:g>
                  <svg:desc>aws.B1:aws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d</text:p>
                <draw:g>
                  <svg:desc>aws.D1:aws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write (sync)</text:p>
                <draw:g>
                  <svg:desc>aws.F1:aw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1">
                <text:p>2.01</text:p>
                <draw:g>
                  <svg:desc>aws.A2:aws.A141</svg:desc>
                </draw:g>
              </table:table-cell>
              <table:table-cell office:value-type="float" office:value="20006">
                <text:p>20006</text:p>
                <draw:g>
                  <svg:desc>aws.B2:aws.B141</svg:desc>
                </draw:g>
              </table:table-cell>
              <table:table-cell office:value-type="float" office:value="0.69">
                <text:p>0.69</text:p>
                <draw:g>
                  <svg:desc>aws.C2:aws.C141</svg:desc>
                </draw:g>
              </table:table-cell>
              <table:table-cell office:value-type="float" office:value="6904">
                <text:p>6904</text:p>
                <draw:g>
                  <svg:desc>aws.D2:aws.D141</svg:desc>
                </draw:g>
              </table:table-cell>
              <table:table-cell office:value-type="float" office:value="1.28">
                <text:p>1.28</text:p>
                <draw:g>
                  <svg:desc>aws.E2:aws.E141</svg:desc>
                </draw:g>
              </table:table-cell>
              <table:table-cell office:value-type="float" office:value="1274">
                <text:p>1274</text:p>
                <draw:g>
                  <svg:desc>aws.F2:aws.F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7">
                <text:p>4.17</text:p>
              </table:table-cell>
              <table:table-cell office:value-type="float" office:value="21583">
                <text:p>21583</text:p>
              </table:table-cell>
              <table:table-cell office:value-type="float" office:value="1.41">
                <text:p>1.41</text:p>
              </table:table-cell>
              <table:table-cell office:value-type="float" office:value="7043">
                <text:p>7043</text:p>
              </table:table-cell>
              <table:table-cell office:value-type="float" office:value="2.69">
                <text:p>2.69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39">
                <text:p>6.39</text:p>
              </table:table-cell>
              <table:table-cell office:value-type="float" office:value="22138">
                <text:p>22138</text:p>
              </table:table-cell>
              <table:table-cell office:value-type="float" office:value="2.12">
                <text:p>2.12</text:p>
              </table:table-cell>
              <table:table-cell office:value-type="float" office:value="7082">
                <text:p>7082</text:p>
              </table:table-cell>
              <table:table-cell office:value-type="float" office:value="3.33">
                <text:p>3.3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44">
                <text:p>8.44</text:p>
              </table:table-cell>
              <table:table-cell office:value-type="float" office:value="20283">
                <text:p>20283</text:p>
              </table:table-cell>
              <table:table-cell office:value-type="float" office:value="2.84">
                <text:p>2.84</text:p>
              </table:table-cell>
              <table:table-cell office:value-type="float" office:value="7150">
                <text:p>7150</text:p>
              </table:table-cell>
              <table:table-cell office:value-type="float" office:value="3.84">
                <text:p>3.8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64">
                <text:p>10.64</text:p>
              </table:table-cell>
              <table:table-cell office:value-type="float" office:value="21450">
                <text:p>21450</text:p>
              </table:table-cell>
              <table:table-cell office:value-type="float" office:value="3.55">
                <text:p>3.55</text:p>
              </table:table-cell>
              <table:table-cell office:value-type="float" office:value="6932">
                <text:p>6932</text:p>
              </table:table-cell>
              <table:table-cell office:value-type="float" office:value="4.35">
                <text:p>4.3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76">
                <text:p>12.76</text:p>
              </table:table-cell>
              <table:table-cell office:value-type="float" office:value="21180">
                <text:p>21180</text:p>
              </table:table-cell>
              <table:table-cell office:value-type="float" office:value="4.25">
                <text:p>4.25</text:p>
              </table:table-cell>
              <table:table-cell office:value-type="float" office:value="6993">
                <text:p>6993</text:p>
              </table:table-cell>
              <table:table-cell office:value-type="float" office:value="5.38">
                <text:p>5.38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03">
                <text:p>15.03</text:p>
              </table:table-cell>
              <table:table-cell office:value-type="float" office:value="22551">
                <text:p>22551</text:p>
              </table:table-cell>
              <table:table-cell office:value-type="float" office:value="4.98">
                <text:p>4.98</text:p>
              </table:table-cell>
              <table:table-cell office:value-type="float" office:value="7195">
                <text:p>7195</text:p>
              </table:table-cell>
              <table:table-cell office:value-type="float" office:value="6.78">
                <text:p>6.7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13">
                <text:p>17.13</text:p>
              </table:table-cell>
              <table:table-cell office:value-type="float" office:value="20935">
                <text:p>20935</text:p>
              </table:table-cell>
              <table:table-cell office:value-type="float" office:value="5.71">
                <text:p>5.71</text:p>
              </table:table-cell>
              <table:table-cell office:value-type="float" office:value="7201">
                <text:p>7201</text:p>
              </table:table-cell>
              <table:table-cell office:value-type="float" office:value="8.19">
                <text:p>8.19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14">
                <text:p>19.14</text:p>
              </table:table-cell>
              <table:table-cell office:value-type="float" office:value="20085">
                <text:p>20085</text:p>
              </table:table-cell>
              <table:table-cell office:value-type="float" office:value="6.43">
                <text:p>6.43</text:p>
              </table:table-cell>
              <table:table-cell office:value-type="float" office:value="7100">
                <text:p>7100</text:p>
              </table:table-cell>
              <table:table-cell office:value-type="float" office:value="8.96">
                <text:p>8.9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07">
                <text:p>21.07</text:p>
              </table:table-cell>
              <table:table-cell office:value-type="float" office:value="19312">
                <text:p>19312</text:p>
              </table:table-cell>
              <table:table-cell office:value-type="float" office:value="7.14">
                <text:p>7.14</text:p>
              </table:table-cell>
              <table:table-cell office:value-type="float" office:value="7089">
                <text:p>7089</text:p>
              </table:table-cell>
              <table:table-cell office:value-type="float" office:value="9.47">
                <text:p>9.4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9">
                <text:p>22.9</text:p>
              </table:table-cell>
              <table:table-cell office:value-type="float" office:value="18259">
                <text:p>18259</text:p>
              </table:table-cell>
              <table:table-cell office:value-type="float" office:value="7.86">
                <text:p>7.86</text:p>
              </table:table-cell>
              <table:table-cell office:value-type="float" office:value="7123">
                <text:p>7123</text:p>
              </table:table-cell>
              <table:table-cell office:value-type="float" office:value="9.86">
                <text:p>9.8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15">
                <text:p>25.15</text:p>
              </table:table-cell>
              <table:table-cell office:value-type="float" office:value="22518">
                <text:p>22518</text:p>
              </table:table-cell>
              <table:table-cell office:value-type="float" office:value="8.59">
                <text:p>8.59</text:p>
              </table:table-cell>
              <table:table-cell office:value-type="float" office:value="7192">
                <text:p>7192</text:p>
              </table:table-cell>
              <table:table-cell office:value-type="float" office:value="10.75">
                <text:p>10.7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37">
                <text:p>27.37</text:p>
              </table:table-cell>
              <table:table-cell office:value-type="float" office:value="22112">
                <text:p>22112</text:p>
              </table:table-cell>
              <table:table-cell office:value-type="float" office:value="9.31">
                <text:p>9.31</text:p>
              </table:table-cell>
              <table:table-cell office:value-type="float" office:value="7131">
                <text:p>7131</text:p>
              </table:table-cell>
              <table:table-cell office:value-type="float" office:value="12.16">
                <text:p>12.16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.61">
                <text:p>29.61</text:p>
              </table:table-cell>
              <table:table-cell office:value-type="float" office:value="22330">
                <text:p>22330</text:p>
              </table:table-cell>
              <table:table-cell office:value-type="float" office:value="10.02">
                <text:p>10.02</text:p>
              </table:table-cell>
              <table:table-cell office:value-type="float" office:value="7165">
                <text:p>7165</text:p>
              </table:table-cell>
              <table:table-cell office:value-type="float" office:value="13.57">
                <text:p>13.5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.85">
                <text:p>31.85</text:p>
              </table:table-cell>
              <table:table-cell office:value-type="float" office:value="22307">
                <text:p>22307</text:p>
              </table:table-cell>
              <table:table-cell office:value-type="float" office:value="10.74">
                <text:p>10.74</text:p>
              </table:table-cell>
              <table:table-cell office:value-type="float" office:value="7078">
                <text:p>7078</text:p>
              </table:table-cell>
              <table:table-cell office:value-type="float" office:value="14.46">
                <text:p>14.46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88">
                <text:p>33.88</text:p>
              </table:table-cell>
              <table:table-cell office:value-type="float" office:value="20256">
                <text:p>20256</text:p>
              </table:table-cell>
              <table:table-cell office:value-type="float" office:value="11.46">
                <text:p>11.46</text:p>
              </table:table-cell>
              <table:table-cell office:value-type="float" office:value="7128">
                <text:p>7128</text:p>
              </table:table-cell>
              <table:table-cell office:value-type="float" office:value="15.1">
                <text:p>15.1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.87">
                <text:p>35.87</text:p>
              </table:table-cell>
              <table:table-cell office:value-type="float" office:value="19777">
                <text:p>19777</text:p>
              </table:table-cell>
              <table:table-cell office:value-type="float" office:value="12.17">
                <text:p>12.17</text:p>
              </table:table-cell>
              <table:table-cell office:value-type="float" office:value="7136">
                <text:p>7136</text:p>
              </table:table-cell>
              <table:table-cell office:value-type="float" office:value="15.62">
                <text:p>15.6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.02">
                <text:p>38.02</text:p>
              </table:table-cell>
              <table:table-cell office:value-type="float" office:value="21448">
                <text:p>21448</text:p>
              </table:table-cell>
              <table:table-cell office:value-type="float" office:value="12.89">
                <text:p>12.89</text:p>
              </table:table-cell>
              <table:table-cell office:value-type="float" office:value="7158">
                <text:p>7158</text:p>
              </table:table-cell>
              <table:table-cell office:value-type="float" office:value="16.26">
                <text:p>16.26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.18">
                <text:p>40.18</text:p>
              </table:table-cell>
              <table:table-cell office:value-type="float" office:value="21588">
                <text:p>21588</text:p>
              </table:table-cell>
              <table:table-cell office:value-type="float" office:value="13.63">
                <text:p>13.63</text:p>
              </table:table-cell>
              <table:table-cell office:value-type="float" office:value="7287">
                <text:p>7287</text:p>
              </table:table-cell>
              <table:table-cell office:value-type="float" office:value="17.66">
                <text:p>17.6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04">
                <text:p>42.04</text:p>
              </table:table-cell>
              <table:table-cell office:value-type="float" office:value="18556">
                <text:p>18556</text:p>
              </table:table-cell>
              <table:table-cell office:value-type="float" office:value="14.36">
                <text:p>14.36</text:p>
              </table:table-cell>
              <table:table-cell office:value-type="float" office:value="7228">
                <text:p>7228</text:p>
              </table:table-cell>
              <table:table-cell office:value-type="float" office:value="19.07">
                <text:p>19.07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.31">
                <text:p>44.31</text:p>
              </table:table-cell>
              <table:table-cell office:value-type="float" office:value="22687">
                <text:p>22687</text:p>
              </table:table-cell>
              <table:table-cell office:value-type="float" office:value="15.07">
                <text:p>15.07</text:p>
              </table:table-cell>
              <table:table-cell office:value-type="float" office:value="6958">
                <text:p>6958</text:p>
              </table:table-cell>
              <table:table-cell office:value-type="float" office:value="20.1">
                <text:p>20.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.53">
                <text:p>46.53</text:p>
              </table:table-cell>
              <table:table-cell office:value-type="float" office:value="22027">
                <text:p>22027</text:p>
              </table:table-cell>
              <table:table-cell office:value-type="float" office:value="15.8">
                <text:p>15.8</text:p>
              </table:table-cell>
              <table:table-cell office:value-type="float" office:value="7177">
                <text:p>7177</text:p>
              </table:table-cell>
              <table:table-cell office:value-type="float" office:value="20.48">
                <text:p>20.4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8.64">
                <text:p>48.64</text:p>
              </table:table-cell>
              <table:table-cell office:value-type="float" office:value="21107">
                <text:p>21107</text:p>
              </table:table-cell>
              <table:table-cell office:value-type="float" office:value="16.5">
                <text:p>16.5</text:p>
              </table:table-cell>
              <table:table-cell office:value-type="float" office:value="7029">
                <text:p>7029</text:p>
              </table:table-cell>
              <table:table-cell office:value-type="float" office:value="21.12">
                <text:p>21.1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.94">
                <text:p>50.94</text:p>
              </table:table-cell>
              <table:table-cell office:value-type="float" office:value="22925">
                <text:p>22925</text:p>
              </table:table-cell>
              <table:table-cell office:value-type="float" office:value="17.22">
                <text:p>17.22</text:p>
              </table:table-cell>
              <table:table-cell office:value-type="float" office:value="7076">
                <text:p>7076</text:p>
              </table:table-cell>
              <table:table-cell office:value-type="float" office:value="21.63">
                <text:p>21.6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16">
                <text:p>53.16</text:p>
              </table:table-cell>
              <table:table-cell office:value-type="float" office:value="22116">
                <text:p>22116</text:p>
              </table:table-cell>
              <table:table-cell office:value-type="float" office:value="17.95">
                <text:p>17.95</text:p>
              </table:table-cell>
              <table:table-cell office:value-type="float" office:value="7243">
                <text:p>7243</text:p>
              </table:table-cell>
              <table:table-cell office:value-type="float" office:value="23.04">
                <text:p>23.04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5.33">
                <text:p>55.33</text:p>
              </table:table-cell>
              <table:table-cell office:value-type="float" office:value="21694">
                <text:p>21694</text:p>
              </table:table-cell>
              <table:table-cell office:value-type="float" office:value="18.66">
                <text:p>18.66</text:p>
              </table:table-cell>
              <table:table-cell office:value-type="float" office:value="7153">
                <text:p>7153</text:p>
              </table:table-cell>
              <table:table-cell office:value-type="float" office:value="24.45">
                <text:p>24.45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43">
                <text:p>57.43</text:p>
              </table:table-cell>
              <table:table-cell office:value-type="float" office:value="20976">
                <text:p>20976</text:p>
              </table:table-cell>
              <table:table-cell office:value-type="float" office:value="19.38">
                <text:p>19.38</text:p>
              </table:table-cell>
              <table:table-cell office:value-type="float" office:value="7128">
                <text:p>7128</text:p>
              </table:table-cell>
              <table:table-cell office:value-type="float" office:value="25.73">
                <text:p>25.73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.33">
                <text:p>59.33</text:p>
              </table:table-cell>
              <table:table-cell office:value-type="float" office:value="18937">
                <text:p>18937</text:p>
              </table:table-cell>
              <table:table-cell office:value-type="float" office:value="20.1">
                <text:p>20.1</text:p>
              </table:table-cell>
              <table:table-cell office:value-type="float" office:value="7050">
                <text:p>7050</text:p>
              </table:table-cell>
              <table:table-cell office:value-type="float" office:value="26.11">
                <text:p>26.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1.32">
                <text:p>61.32</text:p>
              </table:table-cell>
              <table:table-cell office:value-type="float" office:value="19956">
                <text:p>19956</text:p>
              </table:table-cell>
              <table:table-cell office:value-type="float" office:value="20.8">
                <text:p>20.8</text:p>
              </table:table-cell>
              <table:table-cell office:value-type="float" office:value="6980">
                <text:p>6980</text:p>
              </table:table-cell>
              <table:table-cell office:value-type="float" office:value="26.88">
                <text:p>26.8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31">
                <text:p>63.31</text:p>
              </table:table-cell>
              <table:table-cell office:value-type="float" office:value="19767">
                <text:p>19767</text:p>
              </table:table-cell>
              <table:table-cell office:value-type="float" office:value="21.53">
                <text:p>21.53</text:p>
              </table:table-cell>
              <table:table-cell office:value-type="float" office:value="7262">
                <text:p>7262</text:p>
              </table:table-cell>
              <table:table-cell office:value-type="float" office:value="27.39">
                <text:p>27.3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5.31">
                <text:p>65.31</text:p>
              </table:table-cell>
              <table:table-cell office:value-type="float" office:value="19936">
                <text:p>19936</text:p>
              </table:table-cell>
              <table:table-cell office:value-type="float" office:value="22.22">
                <text:p>22.22</text:p>
              </table:table-cell>
              <table:table-cell office:value-type="float" office:value="6891">
                <text:p>6891</text:p>
              </table:table-cell>
              <table:table-cell office:value-type="float" office:value="28.8">
                <text:p>28.8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7.33">
                <text:p>67.33</text:p>
              </table:table-cell>
              <table:table-cell office:value-type="float" office:value="20122">
                <text:p>20122</text:p>
              </table:table-cell>
              <table:table-cell office:value-type="float" office:value="22.92">
                <text:p>22.92</text:p>
              </table:table-cell>
              <table:table-cell office:value-type="float" office:value="7031">
                <text:p>7031</text:p>
              </table:table-cell>
              <table:table-cell office:value-type="float" office:value="30.21">
                <text:p>30.21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27">
                <text:p>69.27</text:p>
              </table:table-cell>
              <table:table-cell office:value-type="float" office:value="19339">
                <text:p>19339</text:p>
              </table:table-cell>
              <table:table-cell office:value-type="float" office:value="23.67">
                <text:p>23.67</text:p>
              </table:table-cell>
              <table:table-cell office:value-type="float" office:value="7299">
                <text:p>7299</text:p>
              </table:table-cell>
              <table:table-cell office:value-type="float" office:value="31.23">
                <text:p>31.2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.28">
                <text:p>71.28</text:p>
              </table:table-cell>
              <table:table-cell office:value-type="float" office:value="19999">
                <text:p>19999</text:p>
              </table:table-cell>
              <table:table-cell office:value-type="float" office:value="24.4">
                <text:p>24.4</text:p>
              </table:table-cell>
              <table:table-cell office:value-type="float" office:value="7248">
                <text:p>7248</text:p>
              </table:table-cell>
              <table:table-cell office:value-type="float" office:value="31.74">
                <text:p>31.74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.46">
                <text:p>73.46</text:p>
              </table:table-cell>
              <table:table-cell office:value-type="float" office:value="21645">
                <text:p>21645</text:p>
              </table:table-cell>
              <table:table-cell office:value-type="float" office:value="25.13">
                <text:p>25.13</text:p>
              </table:table-cell>
              <table:table-cell office:value-type="float" office:value="7264">
                <text:p>7264</text:p>
              </table:table-cell>
              <table:table-cell office:value-type="float" office:value="32.51">
                <text:p>32.51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.66">
                <text:p>75.66</text:p>
              </table:table-cell>
              <table:table-cell office:value-type="float" office:value="21941">
                <text:p>21941</text:p>
              </table:table-cell>
              <table:table-cell office:value-type="float" office:value="25.84">
                <text:p>25.84</text:p>
              </table:table-cell>
              <table:table-cell office:value-type="float" office:value="7163">
                <text:p>7163</text:p>
              </table:table-cell>
              <table:table-cell office:value-type="float" office:value="33.15">
                <text:p>33.1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7.8">
                <text:p>77.8</text:p>
              </table:table-cell>
              <table:table-cell office:value-type="float" office:value="21328">
                <text:p>21328</text:p>
              </table:table-cell>
              <table:table-cell office:value-type="float" office:value="26.56">
                <text:p>26.56</text:p>
              </table:table-cell>
              <table:table-cell office:value-type="float" office:value="7052">
                <text:p>7052</text:p>
              </table:table-cell>
              <table:table-cell office:value-type="float" office:value="34.56">
                <text:p>34.56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85">
                <text:p>79.85</text:p>
              </table:table-cell>
              <table:table-cell office:value-type="float" office:value="20409">
                <text:p>20409</text:p>
              </table:table-cell>
              <table:table-cell office:value-type="float" office:value="27.28">
                <text:p>27.28</text:p>
              </table:table-cell>
              <table:table-cell office:value-type="float" office:value="7074">
                <text:p>7074</text:p>
              </table:table-cell>
              <table:table-cell office:value-type="float" office:value="35.97">
                <text:p>35.97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.77">
                <text:p>81.77</text:p>
              </table:table-cell>
              <table:table-cell office:value-type="float" office:value="19028">
                <text:p>19028</text:p>
              </table:table-cell>
              <table:table-cell office:value-type="float" office:value="28.01">
                <text:p>28.01</text:p>
              </table:table-cell>
              <table:table-cell office:value-type="float" office:value="7208">
                <text:p>7208</text:p>
              </table:table-cell>
              <table:table-cell office:value-type="float" office:value="36.86">
                <text:p>36.86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.7">
                <text:p>83.7</text:p>
              </table:table-cell>
              <table:table-cell office:value-type="float" office:value="19307">
                <text:p>19307</text:p>
              </table:table-cell>
              <table:table-cell office:value-type="float" office:value="28.72">
                <text:p>28.72</text:p>
              </table:table-cell>
              <table:table-cell office:value-type="float" office:value="7165">
                <text:p>7165</text:p>
              </table:table-cell>
              <table:table-cell office:value-type="float" office:value="37.38">
                <text:p>37.3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.79">
                <text:p>85.79</text:p>
              </table:table-cell>
              <table:table-cell office:value-type="float" office:value="20844">
                <text:p>20844</text:p>
              </table:table-cell>
              <table:table-cell office:value-type="float" office:value="29.45">
                <text:p>29.45</text:p>
              </table:table-cell>
              <table:table-cell office:value-type="float" office:value="7212">
                <text:p>7212</text:p>
              </table:table-cell>
              <table:table-cell office:value-type="float" office:value="38.14">
                <text:p>38.14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.95">
                <text:p>87.95</text:p>
              </table:table-cell>
              <table:table-cell office:value-type="float" office:value="21610">
                <text:p>21610</text:p>
              </table:table-cell>
              <table:table-cell office:value-type="float" office:value="30.21">
                <text:p>30.21</text:p>
              </table:table-cell>
              <table:table-cell office:value-type="float" office:value="7424">
                <text:p>7424</text:p>
              </table:table-cell>
              <table:table-cell office:value-type="float" office:value="38.78">
                <text:p>38.7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.14">
                <text:p>90.14</text:p>
              </table:table-cell>
              <table:table-cell office:value-type="float" office:value="21777">
                <text:p>21777</text:p>
              </table:table-cell>
              <table:table-cell office:value-type="float" office:value="30.94">
                <text:p>30.94</text:p>
              </table:table-cell>
              <table:table-cell office:value-type="float" office:value="7191">
                <text:p>7191</text:p>
              </table:table-cell>
              <table:table-cell office:value-type="float" office:value="40.19">
                <text:p>40.1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2.29">
                <text:p>92.29</text:p>
              </table:table-cell>
              <table:table-cell office:value-type="float" office:value="21385">
                <text:p>21385</text:p>
              </table:table-cell>
              <table:table-cell office:value-type="float" office:value="31.67">
                <text:p>31.67</text:p>
              </table:table-cell>
              <table:table-cell office:value-type="float" office:value="7221">
                <text:p>7221</text:p>
              </table:table-cell>
              <table:table-cell office:value-type="float" office:value="41.6">
                <text:p>41.6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4.43">
                <text:p>94.43</text:p>
              </table:table-cell>
              <table:table-cell office:value-type="float" office:value="21286">
                <text:p>21286</text:p>
              </table:table-cell>
              <table:table-cell office:value-type="float" office:value="32.38">
                <text:p>32.38</text:p>
              </table:table-cell>
              <table:table-cell office:value-type="float" office:value="7146">
                <text:p>7146</text:p>
              </table:table-cell>
              <table:table-cell office:value-type="float" office:value="42.5">
                <text:p>42.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.69">
                <text:p>96.69</text:p>
              </table:table-cell>
              <table:table-cell office:value-type="float" office:value="22570">
                <text:p>22570</text:p>
              </table:table-cell>
              <table:table-cell office:value-type="float" office:value="33.1">
                <text:p>33.1</text:p>
              </table:table-cell>
              <table:table-cell office:value-type="float" office:value="7102">
                <text:p>7102</text:p>
              </table:table-cell>
              <table:table-cell office:value-type="float" office:value="43.14">
                <text:p>43.14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93">
                <text:p>98.93</text:p>
              </table:table-cell>
              <table:table-cell office:value-type="float" office:value="22316">
                <text:p>22316</text:p>
              </table:table-cell>
              <table:table-cell office:value-type="float" office:value="33.82">
                <text:p>33.82</text:p>
              </table:table-cell>
              <table:table-cell office:value-type="float" office:value="7051">
                <text:p>7051</text:p>
              </table:table-cell>
              <table:table-cell office:value-type="float" office:value="43.9">
                <text:p>43.9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21879">
                <text:p>21879</text:p>
              </table:table-cell>
              <table:table-cell office:value-type="float" office:value="34.53">
                <text:p>34.53</text:p>
              </table:table-cell>
              <table:table-cell office:value-type="float" office:value="7043">
                <text:p>7043</text:p>
              </table:table-cell>
              <table:table-cell office:value-type="float" office:value="44.54">
                <text:p>44.5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5">
                <text:p>35.25</text:p>
              </table:table-cell>
              <table:table-cell office:value-type="float" office:value="7048">
                <text:p>7048</text:p>
              </table:table-cell>
              <table:table-cell office:value-type="float" office:value="45.82">
                <text:p>45.82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99">
                <text:p>35.99</text:p>
              </table:table-cell>
              <table:table-cell office:value-type="float" office:value="7298">
                <text:p>7298</text:p>
              </table:table-cell>
              <table:table-cell office:value-type="float" office:value="47.23">
                <text:p>47.23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72">
                <text:p>36.72</text:p>
              </table:table-cell>
              <table:table-cell office:value-type="float" office:value="7256">
                <text:p>7256</text:p>
              </table:table-cell>
              <table:table-cell office:value-type="float" office:value="48.13">
                <text:p>48.13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.45">
                <text:p>37.45</text:p>
              </table:table-cell>
              <table:table-cell office:value-type="float" office:value="7279">
                <text:p>7279</text:p>
              </table:table-cell>
              <table:table-cell office:value-type="float" office:value="48.64">
                <text:p>48.6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7">
                <text:p>38.17</text:p>
              </table:table-cell>
              <table:table-cell office:value-type="float" office:value="7040">
                <text:p>7040</text:p>
              </table:table-cell>
              <table:table-cell office:value-type="float" office:value="49.28">
                <text:p>49.28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87">
                <text:p>38.87</text:p>
              </table:table-cell>
              <table:table-cell office:value-type="float" office:value="6969">
                <text:p>6969</text:p>
              </table:table-cell>
              <table:table-cell office:value-type="float" office:value="49.92">
                <text:p>49.92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58">
                <text:p>39.58</text:p>
              </table:table-cell>
              <table:table-cell office:value-type="float" office:value="6942">
                <text:p>6942</text:p>
              </table:table-cell>
              <table:table-cell office:value-type="float" office:value="50.94">
                <text:p>50.94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31">
                <text:p>40.31</text:p>
              </table:table-cell>
              <table:table-cell office:value-type="float" office:value="7259">
                <text:p>7259</text:p>
              </table:table-cell>
              <table:table-cell office:value-type="float" office:value="52.35">
                <text:p>52.35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01">
                <text:p>41.01</text:p>
              </table:table-cell>
              <table:table-cell office:value-type="float" office:value="6981">
                <text:p>6981</text:p>
              </table:table-cell>
              <table:table-cell office:value-type="float" office:value="53.38">
                <text:p>53.3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3">
                <text:p>41.73</text:p>
              </table:table-cell>
              <table:table-cell office:value-type="float" office:value="7065">
                <text:p>7065</text:p>
              </table:table-cell>
              <table:table-cell office:value-type="float" office:value="54.27">
                <text:p>54.2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44">
                <text:p>42.44</text:p>
              </table:table-cell>
              <table:table-cell office:value-type="float" office:value="7145">
                <text:p>7145</text:p>
              </table:table-cell>
              <table:table-cell office:value-type="float" office:value="54.91">
                <text:p>54.9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17">
                <text:p>43.17</text:p>
              </table:table-cell>
              <table:table-cell office:value-type="float" office:value="7206">
                <text:p>7206</text:p>
              </table:table-cell>
              <table:table-cell office:value-type="float" office:value="55.55">
                <text:p>55.55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.9">
                <text:p>43.9</text:p>
              </table:table-cell>
              <table:table-cell office:value-type="float" office:value="7263">
                <text:p>7263</text:p>
              </table:table-cell>
              <table:table-cell office:value-type="float" office:value="56.58">
                <text:p>56.5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.65">
                <text:p>44.65</text:p>
              </table:table-cell>
              <table:table-cell office:value-type="float" office:value="7385">
                <text:p>7385</text:p>
              </table:table-cell>
              <table:table-cell office:value-type="float" office:value="57.98">
                <text:p>57.98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.38">
                <text:p>45.38</text:p>
              </table:table-cell>
              <table:table-cell office:value-type="float" office:value="7218">
                <text:p>7218</text:p>
              </table:table-cell>
              <table:table-cell office:value-type="float" office:value="59.01">
                <text:p>59.0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11">
                <text:p>46.11</text:p>
              </table:table-cell>
              <table:table-cell office:value-type="float" office:value="7223">
                <text:p>7223</text:p>
              </table:table-cell>
              <table:table-cell office:value-type="float" office:value="60.03">
                <text:p>60.03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.82">
                <text:p>46.82</text:p>
              </table:table-cell>
              <table:table-cell office:value-type="float" office:value="7081">
                <text:p>7081</text:p>
              </table:table-cell>
              <table:table-cell office:value-type="float" office:value="60.54">
                <text:p>60.5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.56">
                <text:p>47.56</text:p>
              </table:table-cell>
              <table:table-cell office:value-type="float" office:value="7360">
                <text:p>7360</text:p>
              </table:table-cell>
              <table:table-cell office:value-type="float" office:value="61.31">
                <text:p>61.3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7">
                <text:p>48.27</text:p>
              </table:table-cell>
              <table:table-cell office:value-type="float" office:value="7001">
                <text:p>7001</text:p>
              </table:table-cell>
              <table:table-cell office:value-type="float" office:value="62.21">
                <text:p>62.2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97">
                <text:p>48.97</text:p>
              </table:table-cell>
              <table:table-cell office:value-type="float" office:value="6956">
                <text:p>6956</text:p>
              </table:table-cell>
              <table:table-cell office:value-type="float" office:value="63.62">
                <text:p>63.6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.68">
                <text:p>49.68</text:p>
              </table:table-cell>
              <table:table-cell office:value-type="float" office:value="6960">
                <text:p>6960</text:p>
              </table:table-cell>
              <table:table-cell office:value-type="float" office:value="64.64">
                <text:p>64.64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.38">
                <text:p>50.38</text:p>
              </table:table-cell>
              <table:table-cell office:value-type="float" office:value="6934">
                <text:p>6934</text:p>
              </table:table-cell>
              <table:table-cell office:value-type="float" office:value="65.79">
                <text:p>65.79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11">
                <text:p>51.11</text:p>
              </table:table-cell>
              <table:table-cell office:value-type="float" office:value="7278">
                <text:p>7278</text:p>
              </table:table-cell>
              <table:table-cell office:value-type="float" office:value="66.56">
                <text:p>66.56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.83">
                <text:p>51.83</text:p>
              </table:table-cell>
              <table:table-cell office:value-type="float" office:value="7095">
                <text:p>7095</text:p>
              </table:table-cell>
              <table:table-cell office:value-type="float" office:value="67.2">
                <text:p>67.2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.53">
                <text:p>52.53</text:p>
              </table:table-cell>
              <table:table-cell office:value-type="float" office:value="6977">
                <text:p>6977</text:p>
              </table:table-cell>
              <table:table-cell office:value-type="float" office:value="68.48">
                <text:p>68.48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24">
                <text:p>53.24</text:p>
              </table:table-cell>
              <table:table-cell office:value-type="float" office:value="6945">
                <text:p>6945</text:p>
              </table:table-cell>
              <table:table-cell office:value-type="float" office:value="69.89">
                <text:p>69.8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93">
                <text:p>53.93</text:p>
              </table:table-cell>
              <table:table-cell office:value-type="float" office:value="6902">
                <text:p>6902</text:p>
              </table:table-cell>
              <table:table-cell office:value-type="float" office:value="70.66">
                <text:p>70.66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63">
                <text:p>54.63</text:p>
              </table:table-cell>
              <table:table-cell office:value-type="float" office:value="7005">
                <text:p>7005</text:p>
              </table:table-cell>
              <table:table-cell office:value-type="float" office:value="71.55">
                <text:p>71.55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35">
                <text:p>55.35</text:p>
              </table:table-cell>
              <table:table-cell office:value-type="float" office:value="7083">
                <text:p>7083</text:p>
              </table:table-cell>
              <table:table-cell office:value-type="float" office:value="72.06">
                <text:p>72.0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06">
                <text:p>56.06</text:p>
              </table:table-cell>
              <table:table-cell office:value-type="float" office:value="7069">
                <text:p>7069</text:p>
              </table:table-cell>
              <table:table-cell office:value-type="float" office:value="72.7">
                <text:p>72.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78">
                <text:p>56.78</text:p>
              </table:table-cell>
              <table:table-cell office:value-type="float" office:value="7114">
                <text:p>7114</text:p>
              </table:table-cell>
              <table:table-cell office:value-type="float" office:value="73.98">
                <text:p>73.98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.51">
                <text:p>57.51</text:p>
              </table:table-cell>
              <table:table-cell office:value-type="float" office:value="7265">
                <text:p>7265</text:p>
              </table:table-cell>
              <table:table-cell office:value-type="float" office:value="75.39">
                <text:p>75.3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24">
                <text:p>58.24</text:p>
              </table:table-cell>
              <table:table-cell office:value-type="float" office:value="7180">
                <text:p>7180</text:p>
              </table:table-cell>
              <table:table-cell office:value-type="float" office:value="76.42">
                <text:p>76.4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.98">
                <text:p>58.98</text:p>
              </table:table-cell>
              <table:table-cell office:value-type="float" office:value="7358">
                <text:p>7358</text:p>
              </table:table-cell>
              <table:table-cell office:value-type="float" office:value="77.31">
                <text:p>77.3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2">
                <text:p>59.72</text:p>
              </table:table-cell>
              <table:table-cell office:value-type="float" office:value="7303">
                <text:p>7303</text:p>
              </table:table-cell>
              <table:table-cell office:value-type="float" office:value="77.95">
                <text:p>77.9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45">
                <text:p>60.45</text:p>
              </table:table-cell>
              <table:table-cell office:value-type="float" office:value="7196">
                <text:p>7196</text:p>
              </table:table-cell>
              <table:table-cell office:value-type="float" office:value="78.59">
                <text:p>78.59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17">
                <text:p>61.17</text:p>
              </table:table-cell>
              <table:table-cell office:value-type="float" office:value="7076">
                <text:p>7076</text:p>
              </table:table-cell>
              <table:table-cell office:value-type="float" office:value="80">
                <text:p>80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88">
                <text:p>61.88</text:p>
              </table:table-cell>
              <table:table-cell office:value-type="float" office:value="7017">
                <text:p>7017</text:p>
              </table:table-cell>
              <table:table-cell office:value-type="float" office:value="81.41">
                <text:p>81.41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.59">
                <text:p>62.59</text:p>
              </table:table-cell>
              <table:table-cell office:value-type="float" office:value="7054">
                <text:p>7054</text:p>
              </table:table-cell>
              <table:table-cell office:value-type="float" office:value="82.69">
                <text:p>82.69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.31">
                <text:p>63.31</text:p>
              </table:table-cell>
              <table:table-cell office:value-type="float" office:value="7102">
                <text:p>7102</text:p>
              </table:table-cell>
              <table:table-cell office:value-type="float" office:value="83.07">
                <text:p>83.07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01">
                <text:p>64.01</text:p>
              </table:table-cell>
              <table:table-cell office:value-type="float" office:value="7024">
                <text:p>7024</text:p>
              </table:table-cell>
              <table:table-cell office:value-type="float" office:value="83.71">
                <text:p>83.71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.72">
                <text:p>64.72</text:p>
              </table:table-cell>
              <table:table-cell office:value-type="float" office:value="7009">
                <text:p>7009</text:p>
              </table:table-cell>
              <table:table-cell office:value-type="float" office:value="84.61">
                <text:p>84.6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42">
                <text:p>65.42</text:p>
              </table:table-cell>
              <table:table-cell office:value-type="float" office:value="6960">
                <text:p>6960</text:p>
              </table:table-cell>
              <table:table-cell office:value-type="float" office:value="86.02">
                <text:p>86.02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14">
                <text:p>66.14</text:p>
              </table:table-cell>
              <table:table-cell office:value-type="float" office:value="7145">
                <text:p>7145</text:p>
              </table:table-cell>
              <table:table-cell office:value-type="float" office:value="87.3">
                <text:p>87.3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85">
                <text:p>66.85</text:p>
              </table:table-cell>
              <table:table-cell office:value-type="float" office:value="7142">
                <text:p>7142</text:p>
              </table:table-cell>
              <table:table-cell office:value-type="float" office:value="88.45">
                <text:p>88.45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56">
                <text:p>67.56</text:p>
              </table:table-cell>
              <table:table-cell office:value-type="float" office:value="6999">
                <text:p>6999</text:p>
              </table:table-cell>
              <table:table-cell office:value-type="float" office:value="88.96">
                <text:p>88.9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26">
                <text:p>68.26</text:p>
              </table:table-cell>
              <table:table-cell office:value-type="float" office:value="7023">
                <text:p>7023</text:p>
              </table:table-cell>
              <table:table-cell office:value-type="float" office:value="89.73">
                <text:p>89.7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7">
                <text:p>68.97</text:p>
              </table:table-cell>
              <table:table-cell office:value-type="float" office:value="6926">
                <text:p>6926</text:p>
              </table:table-cell>
              <table:table-cell office:value-type="float" office:value="91.01">
                <text:p>91.01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.68">
                <text:p>69.68</text:p>
              </table:table-cell>
              <table:table-cell office:value-type="float" office:value="7050">
                <text:p>7050</text:p>
              </table:table-cell>
              <table:table-cell office:value-type="float" office:value="92.42">
                <text:p>92.42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.39">
                <text:p>70.39</text:p>
              </table:table-cell>
              <table:table-cell office:value-type="float" office:value="6947">
                <text:p>6947</text:p>
              </table:table-cell>
              <table:table-cell office:value-type="float" office:value="93.31">
                <text:p>93.31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09">
                <text:p>71.09</text:p>
              </table:table-cell>
              <table:table-cell office:value-type="float" office:value="6957">
                <text:p>6957</text:p>
              </table:table-cell>
              <table:table-cell office:value-type="float" office:value="94.21">
                <text:p>94.2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.8">
                <text:p>71.8</text:p>
              </table:table-cell>
              <table:table-cell office:value-type="float" office:value="6960">
                <text:p>6960</text:p>
              </table:table-cell>
              <table:table-cell office:value-type="float" office:value="94.72">
                <text:p>94.7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5">
                <text:p>72.5</text:p>
              </table:table-cell>
              <table:table-cell office:value-type="float" office:value="6979">
                <text:p>6979</text:p>
              </table:table-cell>
              <table:table-cell office:value-type="float" office:value="95.36">
                <text:p>95.3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22">
                <text:p>73.22</text:p>
              </table:table-cell>
              <table:table-cell office:value-type="float" office:value="7137">
                <text:p>7137</text:p>
              </table:table-cell>
              <table:table-cell office:value-type="float" office:value="96.77">
                <text:p>96.77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93">
                <text:p>73.93</text:p>
              </table:table-cell>
              <table:table-cell office:value-type="float" office:value="7076">
                <text:p>7076</text:p>
              </table:table-cell>
              <table:table-cell office:value-type="float" office:value="98.18">
                <text:p>98.18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64">
                <text:p>74.64</text:p>
              </table:table-cell>
              <table:table-cell office:value-type="float" office:value="7012">
                <text:p>7012</text:p>
              </table:table-cell>
              <table:table-cell office:value-type="float" office:value="99.07">
                <text:p>99.07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.34">
                <text:p>75.34</text:p>
              </table:table-cell>
              <table:table-cell office:value-type="float" office:value="7030">
                <text:p>7030</text:p>
              </table:table-cell>
              <table:table-cell office:value-type="float" office:value="99.97">
                <text:p>99.97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06">
                <text:p>76.06</text:p>
              </table:table-cell>
              <table:table-cell office:value-type="float" office:value="7063">
                <text:p>7063</text:p>
              </table:table-cell>
              <table:table-cell office:value-type="float" office:value="100">
                <text:p>100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.76">
                <text:p>76.76</text:p>
              </table:table-cell>
              <table:table-cell office:value-type="float" office:value="7023">
                <text:p>7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.47">
                <text:p>77.47</text:p>
              </table:table-cell>
              <table:table-cell office:value-type="float" office:value="7000">
                <text:p>7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18">
                <text:p>78.18</text:p>
              </table:table-cell>
              <table:table-cell office:value-type="float" office:value="7058">
                <text:p>7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9">
                <text:p>78.9</text:p>
              </table:table-cell>
              <table:table-cell office:value-type="float" office:value="7097">
                <text:p>7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62">
                <text:p>79.62</text:p>
              </table:table-cell>
              <table:table-cell office:value-type="float" office:value="7112">
                <text:p>7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.32">
                <text:p>80.32</text:p>
              </table:table-cell>
              <table:table-cell office:value-type="float" office:value="6989">
                <text:p>6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02">
                <text:p>81.02</text:p>
              </table:table-cell>
              <table:table-cell office:value-type="float" office:value="6958">
                <text:p>6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.73">
                <text:p>81.73</text:p>
              </table:table-cell>
              <table:table-cell office:value-type="float" office:value="7012">
                <text:p>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.43">
                <text:p>82.43</text:p>
              </table:table-cell>
              <table:table-cell office:value-type="float" office:value="6974">
                <text:p>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14">
                <text:p>83.14</text:p>
              </table:table-cell>
              <table:table-cell office:value-type="float" office:value="7015">
                <text:p>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84">
                <text:p>83.84</text:p>
              </table:table-cell>
              <table:table-cell office:value-type="float" office:value="7015">
                <text:p>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54">
                <text:p>84.54</text:p>
              </table:table-cell>
              <table:table-cell office:value-type="float" office:value="6945">
                <text:p>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25">
                <text:p>85.25</text:p>
              </table:table-cell>
              <table:table-cell office:value-type="float" office:value="7017">
                <text:p>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95">
                <text:p>85.95</text:p>
              </table:table-cell>
              <table:table-cell office:value-type="float" office:value="7024">
                <text:p>7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.66">
                <text:p>86.66</text:p>
              </table:table-cell>
              <table:table-cell office:value-type="float" office:value="7004">
                <text:p>7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37">
                <text:p>87.37</text:p>
              </table:table-cell>
              <table:table-cell office:value-type="float" office:value="7057">
                <text:p>7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09">
                <text:p>88.09</text:p>
              </table:table-cell>
              <table:table-cell office:value-type="float" office:value="7101">
                <text:p>7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.81">
                <text:p>88.81</text:p>
              </table:table-cell>
              <table:table-cell office:value-type="float" office:value="7084">
                <text:p>7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.51">
                <text:p>89.51</text:p>
              </table:table-cell>
              <table:table-cell office:value-type="float" office:value="6942">
                <text:p>6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23">
                <text:p>90.23</text:p>
              </table:table-cell>
              <table:table-cell office:value-type="float" office:value="7103">
                <text:p>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93">
                <text:p>90.93</text:p>
              </table:table-cell>
              <table:table-cell office:value-type="float" office:value="7012">
                <text:p>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.64">
                <text:p>91.64</text:p>
              </table:table-cell>
              <table:table-cell office:value-type="float" office:value="6972">
                <text:p>6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.34">
                <text:p>92.34</text:p>
              </table:table-cell>
              <table:table-cell office:value-type="float" office:value="7034">
                <text:p>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07">
                <text:p>93.07</text:p>
              </table:table-cell>
              <table:table-cell office:value-type="float" office:value="7253">
                <text:p>7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.77">
                <text:p>93.77</text:p>
              </table:table-cell>
              <table:table-cell office:value-type="float" office:value="6939">
                <text:p>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.49">
                <text:p>94.49</text:p>
              </table:table-cell>
              <table:table-cell office:value-type="float" office:value="7095">
                <text:p>7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21">
                <text:p>95.21</text:p>
              </table:table-cell>
              <table:table-cell office:value-type="float" office:value="7099">
                <text:p>7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.9">
                <text:p>95.9</text:p>
              </table:table-cell>
              <table:table-cell office:value-type="float" office:value="6900">
                <text:p>6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6">
                <text:p>96.6</text:p>
              </table:table-cell>
              <table:table-cell office:value-type="float" office:value="7034">
                <text:p>7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.32">
                <text:p>97.32</text:p>
              </table:table-cell>
              <table:table-cell office:value-type="float" office:value="7036">
                <text:p>7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04">
                <text:p>98.04</text:p>
              </table:table-cell>
              <table:table-cell office:value-type="float" office:value="7094">
                <text:p>7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.76">
                <text:p>98.76</text:p>
              </table:table-cell>
              <table:table-cell office:value-type="float" office:value="7203">
                <text:p>7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.51">
                <text:p>99.51</text:p>
              </table:table-cell>
              <table:table-cell office:value-type="float" office:value="7363">
                <text:p>7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7167">
                <text:p>7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